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6.05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130.83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GDP - per capita (PP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$900 (2010 est.) </text:p>
            <text:p>$900 (2009 est.) </text:p>
            <text:p>$800 (2008 est.) </text:p>
            <text:p>note: data are in 2010 US dollars </text:p>
          </table:table-cell>
          <table:table-cell table:formula="of:=MID([.B3]; 2; FIND(&quot; &quot;; [.B3])-2)" office:value-type="string" office:string-value="900" calcext:value-type="string">
            <text:p>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2; FIND(&quot; &quot;; [.B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$8,000 (2010 est.) </text:p>
            <text:p>$7,700 (2009 est.) </text:p>
            <text:p>$7,500 (2008 est.) </text:p>
            <text:p>note: data are in 2010 US dollars </text:p>
          </table:table-cell>
          <table:table-cell table:formula="of:=MID([.B5]; 2; FIND(&quot; &quot;; [.B5])-2)" office:value-type="string" office:string-value="8,000" calcext:value-type="string">
            <text:p>8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2; FIND(&quot; &quot;; [.B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$7,300 (2010 est.) </text:p>
            <text:p>$7,100 (2009 est.) </text:p>
            <text:p>$7,000 (2008 est.) </text:p>
            <text:p>note: data are in 2010 US dollars </text:p>
          </table:table-cell>
          <table:table-cell table:formula="of:=MID([.B7]; 2; FIND(&quot; &quot;; [.B7])-2)" office:value-type="string" office:string-value="7,300" calcext:value-type="string">
            <text:p>7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2; FIND(&quot; &quot;; [.B8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aq.html" xlink:type="simple">American Samoa</text:a> </text:p>
          </table:table-cell>
          <table:table-cell table:style-name="ce3" office:value-type="string" calcext:value-type="string">
            <text:p>$8,000 (2007 est.) </text:p>
            <text:p>$5,800 (2005 est.) </text:p>
          </table:table-cell>
          <table:table-cell table:formula="of:=MID([.B9]; 2; FIND(&quot; &quot;; [.B9])-2)" office:value-type="string" office:string-value="8,000" calcext:value-type="string">
            <text:p>8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2; FIND(&quot; &quot;; [.B10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an.html" xlink:type="simple">Andorra</text:a> </text:p>
          </table:table-cell>
          <table:table-cell table:style-name="ce3" office:value-type="string" calcext:value-type="string">
            <text:p>$46,700 (2009 est.) </text:p>
            <text:p>$44,900 (2008 est.) </text:p>
            <text:p>$42,500 (2007 est.) </text:p>
          </table:table-cell>
          <table:table-cell table:formula="of:=MID([.B11]; 2; FIND(&quot; &quot;; [.B11])-2)" office:value-type="string" office:string-value="46,700" calcext:value-type="string">
            <text:p>46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2; FIND(&quot; &quot;; [.B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$8,200 (2010 est.) </text:p>
            <text:p>$8,300 (2009 est.) </text:p>
            <text:p>$8,200 (2008 est.) </text:p>
            <text:p>note: data are in 2010 US dollars </text:p>
          </table:table-cell>
          <table:table-cell table:formula="of:=MID([.B13]; 2; FIND(&quot; &quot;; [.B13])-2)" office:value-type="string" office:string-value="8,200" calcext:value-type="string">
            <text:p>8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2; FIND(&quot; &quot;; [.B14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v.html" xlink:type="simple">Anguilla</text:a> </text:p>
          </table:table-cell>
          <table:table-cell table:style-name="ce3" office:value-type="string" calcext:value-type="string">
            <text:p>$12,200 (2008 est.) </text:p>
          </table:table-cell>
          <table:table-cell table:formula="of:=MID([.B15]; 2; FIND(&quot; &quot;; [.B15])-2)" office:value-type="string" office:string-value="12,200" calcext:value-type="string">
            <text:p>12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2; FIND(&quot; &quot;; [.B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$16,400 (2010 est.) </text:p>
            <text:p>$17,400 (2009 est.) </text:p>
            <text:p>$19,300 (2008 est.) </text:p>
            <text:p>note: data are in 2010 US dollars </text:p>
          </table:table-cell>
          <table:table-cell table:formula="of:=MID([.B17]; 2; FIND(&quot; &quot;; [.B17])-2)" office:value-type="string" office:string-value="16,400" calcext:value-type="string">
            <text:p>16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2; FIND(&quot; &quot;; [.B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$14,700 (2010 est.) </text:p>
            <text:p>$13,700 (2009 est.) </text:p>
            <text:p>$14,100 (2008 est.) </text:p>
            <text:p>note: data are in 2010 US dollars </text:p>
          </table:table-cell>
          <table:table-cell table:formula="of:=MID([.B19]; 2; FIND(&quot; &quot;; [.B19])-2)" office:value-type="string" office:string-value="14,700" calcext:value-type="string">
            <text:p>14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2; FIND(&quot; &quot;; [.B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$5,700 (2010 est.) </text:p>
            <text:p>$5,500 (2009 est.) </text:p>
            <text:p>$6,400 (2008 est.) </text:p>
            <text:p>note: data are in 2010 US dollars </text:p>
          </table:table-cell>
          <table:table-cell table:formula="of:=MID([.B21]; 2; FIND(&quot; &quot;; [.B21])-2)" office:value-type="string" office:string-value="5,700" calcext:value-type="string">
            <text:p>5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2; FIND(&quot; &quot;; [.B2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a.html" xlink:type="simple">Aruba</text:a> </text:p>
          </table:table-cell>
          <table:table-cell table:style-name="ce3" office:value-type="string" calcext:value-type="string">
            <text:p>$21,800 (2004 est.) </text:p>
          </table:table-cell>
          <table:table-cell table:formula="of:=MID([.B23]; 2; FIND(&quot; &quot;; [.B23])-2)" office:value-type="string" office:string-value="21,800" calcext:value-type="string">
            <text:p>2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2; FIND(&quot; &quot;; [.B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$41,000 (2010 est.) </text:p>
            <text:p>$40,400 (2009 est.) </text:p>
            <text:p>$40,300 (2008 est.) </text:p>
            <text:p>note: data are in 2010 US dollars </text:p>
          </table:table-cell>
          <table:table-cell table:formula="of:=MID([.B25]; 2; FIND(&quot; &quot;; [.B25])-2)" office:value-type="string" office:string-value="41,000" calcext:value-type="string">
            <text:p>4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2; FIND(&quot; &quot;; [.B2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$40,400 (2010 est.) </text:p>
            <text:p>$39,700 (2009 est.) </text:p>
            <text:p>$41,300 (2008 est.) </text:p>
            <text:p>note: data are in 2010 US dollars </text:p>
          </table:table-cell>
          <table:table-cell table:formula="of:=MID([.B27]; 2; FIND(&quot; &quot;; [.B27])-2)" office:value-type="string" office:string-value="40,400" calcext:value-type="string">
            <text:p>40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2; FIND(&quot; &quot;; [.B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$10,900 (2010 est.) </text:p>
            <text:p>$10,500 (2009 est.) </text:p>
            <text:p>$9,700 (2008 est.) </text:p>
            <text:p>note: data are in 2010 US dollars </text:p>
          </table:table-cell>
          <table:table-cell table:formula="of:=MID([.B29]; 2; FIND(&quot; &quot;; [.B29])-2)" office:value-type="string" office:string-value="10,900" calcext:value-type="string">
            <text:p>10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2; FIND(&quot; &quot;; [.B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$28,700 (2010 est.) </text:p>
            <text:p>$28,900 (2009 est.) </text:p>
            <text:p>$30,400 (2008 est.) </text:p>
            <text:p>note: data are in 2010 US dollars </text:p>
          </table:table-cell>
          <table:table-cell table:formula="of:=MID([.B31]; 2; FIND(&quot; &quot;; [.B31])-2)" office:value-type="string" office:string-value="28,700" calcext:value-type="string">
            <text:p>28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2; FIND(&quot; &quot;; [.B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$40,300 (2010 est.) </text:p>
            <text:p>$39,200 (2009 est.) </text:p>
            <text:p>$38,500 (2008 est.) </text:p>
            <text:p>note: data are in 2010 US dollars </text:p>
          </table:table-cell>
          <table:table-cell table:formula="of:=MID([.B33]; 2; FIND(&quot; &quot;; [.B33])-2)" office:value-type="string" office:string-value="40,300" calcext:value-type="string">
            <text:p>40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2; FIND(&quot; &quot;; [.B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$1,700 (2010 est.) </text:p>
            <text:p>$1,600 (2009 est.) </text:p>
            <text:p>$1,500 (2008 est.) </text:p>
            <text:p>note: data are in 2010 US dollars </text:p>
          </table:table-cell>
          <table:table-cell table:formula="of:=MID([.B35]; 2; FIND(&quot; &quot;; [.B35])-2)" office:value-type="string" office:string-value="1,700" calcext:value-type="string">
            <text:p>1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2; FIND(&quot; &quot;; [.B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$21,800 (2010 est.) </text:p>
            <text:p>$22,000 (2009 est.) </text:p>
            <text:p>$23,200 (2008 est.) </text:p>
            <text:p>note: data are in 2010 US dollars </text:p>
          </table:table-cell>
          <table:table-cell table:formula="of:=MID([.B37]; 2; FIND(&quot; &quot;; [.B37])-2)" office:value-type="string" office:string-value="21,800" calcext:value-type="string">
            <text:p>2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2; FIND(&quot; &quot;; [.B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$13,600 (2010 est.) </text:p>
            <text:p>$12,600 (2009 est.) </text:p>
            <text:p>$12,600 (2008 est.) </text:p>
            <text:p>note: data are in 2010 US dollars </text:p>
          </table:table-cell>
          <table:table-cell table:formula="of:=MID([.B39]; 2; FIND(&quot; &quot;; [.B39])-2)" office:value-type="string" office:string-value="13,600" calcext:value-type="string">
            <text:p>13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2; FIND(&quot; &quot;; [.B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$37,800 (2010 est.) </text:p>
            <text:p>$37,100 (2009 est.) </text:p>
            <text:p>$38,200 (2008 est.) </text:p>
            <text:p>note: data are in 2010 US dollars </text:p>
          </table:table-cell>
          <table:table-cell table:formula="of:=MID([.B41]; 2; FIND(&quot; &quot;; [.B41])-2)" office:value-type="string" office:string-value="37,800" calcext:value-type="string">
            <text:p>37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2; FIND(&quot; &quot;; [.B4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$8,400 (2010 est.) </text:p>
            <text:p>$8,400 (2009 est.) </text:p>
            <text:p>$8,600 (2008 est.) </text:p>
            <text:p>note: data are in 2010 US dollars </text:p>
          </table:table-cell>
          <table:table-cell table:formula="of:=MID([.B43]; 2; FIND(&quot; &quot;; [.B43])-2)" office:value-type="string" office:string-value="8,400" calcext:value-type="string">
            <text:p>8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2; FIND(&quot; &quot;; [.B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$1,500 (2010 est.) </text:p>
            <text:p>$1,600 (2009 est.) </text:p>
            <text:p>$1,600 (2008 est.) </text:p>
            <text:p>note: data are in 2010 US dollars </text:p>
          </table:table-cell>
          <table:table-cell table:formula="of:=MID([.B45]; 2; FIND(&quot; &quot;; [.B45])-2)" office:value-type="string" office:string-value="1,500" calcext:value-type="string">
            <text:p>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2; FIND(&quot; &quot;; [.B4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d.html" xlink:type="simple">Bermuda</text:a> </text:p>
          </table:table-cell>
          <table:table-cell table:style-name="ce3" office:value-type="string" calcext:value-type="string">
            <text:p>$69,900 (2004 est.) </text:p>
          </table:table-cell>
          <table:table-cell table:formula="of:=MID([.B47]; 2; FIND(&quot; &quot;; [.B47])-2)" office:value-type="string" office:string-value="69,900" calcext:value-type="string">
            <text:p>69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2; FIND(&quot; &quot;; [.B4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$5,500 (2010 est.) </text:p>
            <text:p>$5,300 (2009 est.) </text:p>
            <text:p>$4,900 (2008 est.) </text:p>
            <text:p>note: data are in 2010 US dollars </text:p>
          </table:table-cell>
          <table:table-cell table:formula="of:=MID([.B49]; 2; FIND(&quot; &quot;; [.B49])-2)" office:value-type="string" office:string-value="5,500" calcext:value-type="string">
            <text:p>5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2; FIND(&quot; &quot;; [.B5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$4,800 (2010 est.) </text:p>
            <text:p>$4,700 (2009 est.) </text:p>
            <text:p>$4,600 (2008 est.) </text:p>
            <text:p>note: data are in 2010 US dollars </text:p>
          </table:table-cell>
          <table:table-cell table:formula="of:=MID([.B51]; 2; FIND(&quot; &quot;; [.B51])-2)" office:value-type="string" office:string-value="4,800" calcext:value-type="string">
            <text:p>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2; FIND(&quot; &quot;; [.B5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k.html" xlink:type="simple">Bosnia and Herzegovina</text:a> </text:p>
          </table:table-cell>
          <table:table-cell table:style-name="ce3" office:value-type="string" calcext:value-type="string">
            <text:p>$6,600 (2010 est.) </text:p>
            <text:p>$6,500 (2009 est.) </text:p>
            <text:p>$6,800 (2008 est.) </text:p>
            <text:p>note: data are in 2010 US dollars </text:p>
          </table:table-cell>
          <table:table-cell table:formula="of:=MID([.B53]; 2; FIND(&quot; &quot;; [.B53])-2)" office:value-type="string" office:string-value="6,600" calcext:value-type="string">
            <text:p>6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2; FIND(&quot; &quot;; [.B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$14,000 (2010 est.) </text:p>
            <text:p>$13,200 (2009 est.) </text:p>
            <text:p>$14,000 (2008 est.) </text:p>
            <text:p>note: data are in 2010 US dollars </text:p>
          </table:table-cell>
          <table:table-cell table:formula="of:=MID([.B55]; 2; FIND(&quot; &quot;; [.B55])-2)" office:value-type="string" office:string-value="14,000" calcext:value-type="string">
            <text:p>14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2; FIND(&quot; &quot;; [.B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$10,800 (2010 est.) </text:p>
            <text:p>$10,200 (2009 est.) </text:p>
            <text:p>$10,400 (2008 est.) </text:p>
            <text:p>note: data are in 2010 US dollars </text:p>
          </table:table-cell>
          <table:table-cell table:formula="of:=MID([.B57]; 2; FIND(&quot; &quot;; [.B57])-2)" office:value-type="string" office:string-value="10,800" calcext:value-type="string">
            <text:p>10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2; FIND(&quot; &quot;; [.B5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vi.html" xlink:type="simple">British Virgin Islands</text:a> </text:p>
          </table:table-cell>
          <table:table-cell table:style-name="ce3" office:value-type="string" calcext:value-type="string">
            <text:p>$38,500 (2004 est.) </text:p>
          </table:table-cell>
          <table:table-cell table:formula="of:=MID([.B59]; 2; FIND(&quot; &quot;; [.B59])-2)" office:value-type="string" office:string-value="38,500" calcext:value-type="string">
            <text:p>38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2; FIND(&quot; &quot;; [.B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$51,600 (2010 est.) </text:p>
            <text:p>$50,400 (2009 est.) </text:p>
            <text:p>$52,300 (2008 est.) </text:p>
            <text:p>note: data are in 2010 US dollars </text:p>
          </table:table-cell>
          <table:table-cell table:formula="of:=MID([.B61]; 2; FIND(&quot; &quot;; [.B61])-2)" office:value-type="string" office:string-value="51,600" calcext:value-type="string">
            <text:p>51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2; FIND(&quot; &quot;; [.B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$13,500 (2010 est.) </text:p>
            <text:p>$13,400 (2009 est.) </text:p>
            <text:p>$14,100 (2008 est.) </text:p>
            <text:p>note: data are in 2010 US dollars </text:p>
          </table:table-cell>
          <table:table-cell table:formula="of:=MID([.B63]; 2; FIND(&quot; &quot;; [.B63])-2)" office:value-type="string" office:string-value="13,500" calcext:value-type="string">
            <text:p>13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2; FIND(&quot; &quot;; [.B6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$1,200 (2010 est.) </text:p>
            <text:p>$1,200 (2009 est.) </text:p>
            <text:p>$1,200 (2008 est.) </text:p>
            <text:p>note: data are in 2010 US dollars </text:p>
          </table:table-cell>
          <table:table-cell table:formula="of:=MID([.B65]; 2; FIND(&quot; &quot;; [.B65])-2)" office:value-type="string" office:string-value="1,200" calcext:value-type="string">
            <text:p>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2; FIND(&quot; &quot;; [.B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$1,400 (2010 est.) </text:p>
            <text:p>$1,400 (2009 est.) </text:p>
            <text:p>$1,300 (2008 est.) </text:p>
            <text:p>note: data are in 2010 US dollars </text:p>
          </table:table-cell>
          <table:table-cell table:formula="of:=MID([.B67]; 2; FIND(&quot; &quot;; [.B67])-2)" office:value-type="string" office:string-value="1,400" calcext:value-type="string">
            <text:p>1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2; FIND(&quot; &quot;; [.B6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$300 (2010 est.) </text:p>
            <text:p>$300 (2009 est.) </text:p>
            <text:p>$300 (2008 est.) </text:p>
            <text:p>note: data are in 2010 US dollars </text:p>
          </table:table-cell>
          <table:table-cell table:formula="of:=MID([.B69]; 2; FIND(&quot; &quot;; [.B69])-2)" office:value-type="string" office:string-value="300" calcext:value-type="string">
            <text:p>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2; FIND(&quot; &quot;; [.B7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$2,100 (2010 est.) </text:p>
            <text:p>$2,000 (2009 est.) </text:p>
            <text:p>$2,100 (2008 est.) </text:p>
            <text:p>note: data are in 2010 US dollars </text:p>
          </table:table-cell>
          <table:table-cell table:formula="of:=MID([.B71]; 2; FIND(&quot; &quot;; [.B71])-2)" office:value-type="string" office:string-value="2,100" calcext:value-type="string">
            <text:p>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2; FIND(&quot; &quot;; [.B7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$2,300 (2010 est.) </text:p>
            <text:p>$2,300 (2009 est.) </text:p>
            <text:p>$2,300 (2008 est.) </text:p>
            <text:p>note: data are in 2010 US dollars </text:p>
          </table:table-cell>
          <table:table-cell table:formula="of:=MID([.B73]; 2; FIND(&quot; &quot;; [.B73])-2)" office:value-type="string" office:string-value="2,300" calcext:value-type="string">
            <text:p>2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2; FIND(&quot; &quot;; [.B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$39,400 (2010 est.) </text:p>
            <text:p>$38,500 (2009 est.) </text:p>
            <text:p>$39,800 (2008 est.) </text:p>
            <text:p>note: data are in 2010 US dollars </text:p>
          </table:table-cell>
          <table:table-cell table:formula="of:=MID([.B75]; 2; FIND(&quot; &quot;; [.B75])-2)" office:value-type="string" office:string-value="39,400" calcext:value-type="string">
            <text:p>39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2; FIND(&quot; &quot;; [.B7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$3,800 (2010 est.) </text:p>
            <text:p>$3,600 (2009 est.) </text:p>
            <text:p>$3,500 (2008 est.) </text:p>
            <text:p>note: data are in 2010 US dollars </text:p>
          </table:table-cell>
          <table:table-cell table:formula="of:=MID([.B77]; 2; FIND(&quot; &quot;; [.B77])-2)" office:value-type="string" office:string-value="3,800" calcext:value-type="string">
            <text:p>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2; FIND(&quot; &quot;; [.B7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j.html" xlink:type="simple">Cayman Islands</text:a> </text:p>
          </table:table-cell>
          <table:table-cell table:style-name="ce3" office:value-type="string" calcext:value-type="string">
            <text:p>$43,800 (2004 est.) </text:p>
          </table:table-cell>
          <table:table-cell table:formula="of:=MID([.B79]; 2; FIND(&quot; &quot;; [.B79])-2)" office:value-type="string" office:string-value="43,800" calcext:value-type="string">
            <text:p>4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2; FIND(&quot; &quot;; [.B8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$700 (2010 est.) </text:p>
            <text:p>$700 (2009 est.) </text:p>
            <text:p>$700 (2008 est.) </text:p>
            <text:p>note: data are in 2010 US dollars </text:p>
          </table:table-cell>
          <table:table-cell table:formula="of:=MID([.B81]; 2; FIND(&quot; &quot;; [.B81])-2)" office:value-type="string" office:string-value="700" calcext:value-type="string">
            <text:p>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2; FIND(&quot; &quot;; [.B8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$1,600 (2010 est.) </text:p>
            <text:p>$1,600 (2009 est.) </text:p>
            <text:p>$1,600 (2008 est.) </text:p>
            <text:p>note: data are in 2010 US dollars </text:p>
          </table:table-cell>
          <table:table-cell table:formula="of:=MID([.B83]; 2; FIND(&quot; &quot;; [.B83])-2)" office:value-type="string" office:string-value="1,600" calcext:value-type="string">
            <text:p>1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2; FIND(&quot; &quot;; [.B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$15,400 (2010 est.) </text:p>
            <text:p>$14,800 (2009 est.) </text:p>
            <text:p>$15,100 (2008 est.) </text:p>
            <text:p>note: data are in 2010 US dollars </text:p>
          </table:table-cell>
          <table:table-cell table:formula="of:=MID([.B85]; 2; FIND(&quot; &quot;; [.B85])-2)" office:value-type="string" office:string-value="15,400" calcext:value-type="string">
            <text:p>1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2; FIND(&quot; &quot;; [.B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$7,600 (2010 est.) </text:p>
            <text:p>$6,900 (2009 est.) </text:p>
            <text:p>$6,400 (2008 est.) </text:p>
            <text:p>note: data are in 2010 US dollars </text:p>
          </table:table-cell>
          <table:table-cell table:formula="of:=MID([.B87]; 2; FIND(&quot; &quot;; [.B87])-2)" office:value-type="string" office:string-value="7,600" calcext:value-type="string">
            <text:p>7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2; FIND(&quot; &quot;; [.B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$9,800 (2010 est.) </text:p>
            <text:p>$9,600 (2009 est.) </text:p>
            <text:p>$9,500 (2008 est.) </text:p>
            <text:p>note: data are in 2010 US dollars </text:p>
          </table:table-cell>
          <table:table-cell table:formula="of:=MID([.B89]; 2; FIND(&quot; &quot;; [.B89])-2)" office:value-type="string" office:string-value="9,800" calcext:value-type="string">
            <text:p>9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2; FIND(&quot; &quot;; [.B9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$1,000 (2010 est.) </text:p>
            <text:p>$1,000 (2009 est.) </text:p>
            <text:p>$1,100 (2008 est.) </text:p>
            <text:p>note: data are in 2010 US dollars </text:p>
          </table:table-cell>
          <table:table-cell table:formula="of:=MID([.B91]; 2; FIND(&quot; &quot;; [.B91])-2)" office:value-type="string" office:string-value="1,000" calcext:value-type="string">
            <text:p>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2; FIND(&quot; &quot;; [.B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$300 (2010 est.) </text:p>
            <text:p>$300 (2009 est.) </text:p>
            <text:p>$300 (2008 est.) </text:p>
            <text:p>note: data are in 2010 US dollars </text:p>
          </table:table-cell>
          <table:table-cell table:formula="of:=MID([.B93]; 2; FIND(&quot; &quot;; [.B93])-2)" office:value-type="string" office:string-value="300" calcext:value-type="string">
            <text:p>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2; FIND(&quot; &quot;; [.B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$4,100 (2010 est.) </text:p>
            <text:p>$3,900 (2009 est.) </text:p>
            <text:p>$3,700 (2008 est.) </text:p>
            <text:p>note: data are in 2010 US dollars </text:p>
          </table:table-cell>
          <table:table-cell table:formula="of:=MID([.B95]; 2; FIND(&quot; &quot;; [.B95])-2)" office:value-type="string" office:string-value="4,100" calcext:value-type="string">
            <text:p>4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2; FIND(&quot; &quot;; [.B9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w.html" xlink:type="simple">Cook Islands</text:a> </text:p>
          </table:table-cell>
          <table:table-cell table:style-name="ce3" office:value-type="string" calcext:value-type="string">
            <text:p>$9,100 (2005 est.) </text:p>
          </table:table-cell>
          <table:table-cell table:formula="of:=MID([.B97]; 2; FIND(&quot; &quot;; [.B97])-2)" office:value-type="string" office:string-value="9,100" calcext:value-type="string">
            <text:p>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2; FIND(&quot; &quot;; [.B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$11,300 (2010 est.) </text:p>
            <text:p>$11,000 (2009 est.) </text:p>
            <text:p>$11,300 (2008 est.) </text:p>
            <text:p>note: data are in 2010 US dollars </text:p>
          </table:table-cell>
          <table:table-cell table:formula="of:=MID([.B99]; 2; FIND(&quot; &quot;; [.B99])-2)" office:value-type="string" office:string-value="11,300" calcext:value-type="string">
            <text:p>1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2; FIND(&quot; &quot;; [.B10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$1,800 (2010 est.) </text:p>
            <text:p>$1,800 (2009 est.) </text:p>
            <text:p>$1,700 (2008 est.) </text:p>
            <text:p>note: data are in 2010 US dollars </text:p>
          </table:table-cell>
          <table:table-cell table:formula="of:=MID([.B101]; 2; FIND(&quot; &quot;; [.B101])-2)" office:value-type="string" office:string-value="1,800" calcext:value-type="string">
            <text:p>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2; FIND(&quot; &quot;; [.B1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$17,400 (2010 est.) </text:p>
            <text:p>$17,600 (2009 est.) </text:p>
            <text:p>$18,700 (2008 est.) </text:p>
            <text:p>note: data are in 2010 US dollars </text:p>
          </table:table-cell>
          <table:table-cell table:formula="of:=MID([.B103]; 2; FIND(&quot; &quot;; [.B103])-2)" office:value-type="string" office:string-value="17,400" calcext:value-type="string">
            <text:p>17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2; FIND(&quot; &quot;; [.B1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$9,900 (2010 est.) </text:p>
            <text:p>$9,800 (2009 est.) </text:p>
            <text:p>$9,700 (2008 est.) </text:p>
            <text:p>note: data are in 2010 US dollars </text:p>
          </table:table-cell>
          <table:table-cell table:formula="of:=MID([.B105]; 2; FIND(&quot; &quot;; [.B105])-2)" office:value-type="string" office:string-value="9,900" calcext:value-type="string">
            <text:p>9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2; FIND(&quot; &quot;; [.B10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c.html" xlink:type="simple">Curacao</text:a> </text:p>
          </table:table-cell>
          <table:table-cell table:style-name="ce3" office:value-type="string" calcext:value-type="string">
            <text:p>$15,000 (2004 est.) </text:p>
          </table:table-cell>
          <table:table-cell table:formula="of:=MID([.B107]; 2; FIND(&quot; &quot;; [.B107])-2)" office:value-type="string" office:string-value="15,000" calcext:value-type="string">
            <text:p>1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2; FIND(&quot; &quot;; [.B10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$21,000 (2010 est.) </text:p>
            <text:p>$21,200 (2009 est.) </text:p>
            <text:p>$21,900 (2008 est.) </text:p>
            <text:p>note: data are in 2010 US dollars </text:p>
          </table:table-cell>
          <table:table-cell table:formula="of:=MID([.B109]; 2; FIND(&quot; &quot;; [.B109])-2)" office:value-type="string" office:string-value="21,000" calcext:value-type="string">
            <text:p>2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2; FIND(&quot; &quot;; [.B11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$25,600 (2010 est.) </text:p>
            <text:p>$25,000 (2009 est.) </text:p>
            <text:p>$26,100 (2008 est.) </text:p>
            <text:p>note: data are in 2010 US dollars </text:p>
          </table:table-cell>
          <table:table-cell table:formula="of:=MID([.B111]; 2; FIND(&quot; &quot;; [.B111])-2)" office:value-type="string" office:string-value="25,600" calcext:value-type="string">
            <text:p>25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2; FIND(&quot; &quot;; [.B1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$36,600 (2010 est.) </text:p>
            <text:p>$35,900 (2009 est.) </text:p>
            <text:p>$38,000 (2008 est.) </text:p>
            <text:p>note: data are in 2010 US dollars </text:p>
          </table:table-cell>
          <table:table-cell table:formula="of:=MID([.B113]; 2; FIND(&quot; &quot;; [.B113])-2)" office:value-type="string" office:string-value="36,600" calcext:value-type="string">
            <text:p>36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2; FIND(&quot; &quot;; [.B11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$2,800 (2010 est.) </text:p>
            <text:p>$2,800 (2009 est.) </text:p>
            <text:p>$2,700 (2008 est.) </text:p>
            <text:p>note: data are in 2010 US dollars </text:p>
          </table:table-cell>
          <table:table-cell table:formula="of:=MID([.B115]; 2; FIND(&quot; &quot;; [.B115])-2)" office:value-type="string" office:string-value="2,800" calcext:value-type="string">
            <text:p>2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2; FIND(&quot; &quot;; [.B1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$10,400 (2010 est.) </text:p>
            <text:p>$10,300 (2009 est.) </text:p>
            <text:p>$10,400 (2008 est.) </text:p>
            <text:p>note: data are in 2010 US dollars </text:p>
          </table:table-cell>
          <table:table-cell table:formula="of:=MID([.B117]; 2; FIND(&quot; &quot;; [.B117])-2)" office:value-type="string" office:string-value="10,400" calcext:value-type="string">
            <text:p>10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2; FIND(&quot; &quot;; [.B1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$8,900 (2010 est.) </text:p>
            <text:p>$8,400 (2009 est.) </text:p>
            <text:p>$8,200 (2008 est.) </text:p>
            <text:p>note: data are in 2010 US dollars </text:p>
          </table:table-cell>
          <table:table-cell table:formula="of:=MID([.B119]; 2; FIND(&quot; &quot;; [.B119])-2)" office:value-type="string" office:string-value="8,900" calcext:value-type="string">
            <text:p>8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2; FIND(&quot; &quot;; [.B1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$7,800 (2010 est.) </text:p>
            <text:p>$7,600 (2009 est.) </text:p>
            <text:p>$7,700 (2008 est.) </text:p>
            <text:p>note: data are in 2010 US dollars </text:p>
          </table:table-cell>
          <table:table-cell table:formula="of:=MID([.B121]; 2; FIND(&quot; &quot;; [.B121])-2)" office:value-type="string" office:string-value="7,800" calcext:value-type="string">
            <text:p>7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2; FIND(&quot; &quot;; [.B12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$6,200 (2010 est.) </text:p>
            <text:p>$6,000 (2009 est.) </text:p>
            <text:p>$5,900 (2008 est.) </text:p>
            <text:p>note: data are in 2010 US dollars </text:p>
          </table:table-cell>
          <table:table-cell table:formula="of:=MID([.B123]; 2; FIND(&quot; &quot;; [.B123])-2)" office:value-type="string" office:string-value="6,200" calcext:value-type="string">
            <text:p>6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2; FIND(&quot; &quot;; [.B1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$7,200 (2010 est.) </text:p>
            <text:p>$7,200 (2009 est.) </text:p>
            <text:p>$7,500 (2008 est.) </text:p>
            <text:p>note: data are in 2010 US dollars </text:p>
          </table:table-cell>
          <table:table-cell table:formula="of:=MID([.B125]; 2; FIND(&quot; &quot;; [.B125])-2)" office:value-type="string" office:string-value="7,200" calcext:value-type="string">
            <text:p>7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2; FIND(&quot; &quot;; [.B126])-2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$36,600 (2010 est.) </text:p>
            <text:p>$37,900 (2009 est.) </text:p>
            <text:p>$36,800 (2008 est.) </text:p>
            <text:p>note: data are in 2010 US dollars; population figures are uncertain for Equatorial Guinea; these per capita income figures are based on a estimated population of less than 700,000; some estimates put the figure as high as 1.2 million people; if true, the per capita GDP figures would be significantly lower </text:p>
          </table:table-cell>
          <table:table-cell table:formula="of:=MID([.B127]; 2; FIND(&quot; &quot;; [.B127])-2)" office:value-type="string" office:string-value="36,600" calcext:value-type="string">
            <text:p>36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2; FIND(&quot; &quot;; [.B1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$600 (2010 est.) </text:p>
            <text:p>$600 (2009 est.) </text:p>
            <text:p>$600 (2008 est.) </text:p>
            <text:p>note: data are in 2010 US dollars </text:p>
          </table:table-cell>
          <table:table-cell table:formula="of:=MID([.B129]; 2; FIND(&quot; &quot;; [.B129])-2)" office:value-type="string" office:string-value="600" calcext:value-type="string">
            <text:p>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2; FIND(&quot; &quot;; [.B1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$19,100 (2010 est.) </text:p>
            <text:p>$18,400 (2009 est.) </text:p>
            <text:p>$21,300 (2008 est.) </text:p>
            <text:p>note: data are in 2010 US dollars </text:p>
          </table:table-cell>
          <table:table-cell table:formula="of:=MID([.B131]; 2; FIND(&quot; &quot;; [.B131])-2)" office:value-type="string" office:string-value="19,100" calcext:value-type="string">
            <text:p>1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2; FIND(&quot; &quot;; [.B1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$1,000 (2010 est.) </text:p>
            <text:p>$900 (2009 est.) </text:p>
            <text:p>$900 (2008 est.) </text:p>
            <text:p>note: data are in 2010 US dollars </text:p>
          </table:table-cell>
          <table:table-cell table:formula="of:=MID([.B133]; 2; FIND(&quot; &quot;; [.B133])-2)" office:value-type="string" office:string-value="1,000" calcext:value-type="string">
            <text:p>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2; FIND(&quot; &quot;; [.B1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e.html" xlink:type="simple">European Union</text:a> </text:p>
          </table:table-cell>
          <table:table-cell table:style-name="ce3" office:value-type="string" calcext:value-type="string">
            <text:p>$32,700 (2010 est.) </text:p>
            <text:p>$32,200 (2009 est.) </text:p>
            <text:p>$33,700 (2008 est.) </text:p>
            <text:p>note: data are in 2010 US dollars </text:p>
          </table:table-cell>
          <table:table-cell table:formula="of:=MID([.B135]; 2; FIND(&quot; &quot;; [.B135])-2)" office:value-type="string" office:string-value="32,700" calcext:value-type="string">
            <text:p>32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2; FIND(&quot; &quot;; [.B13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k.html" xlink:type="simple">Falkland Islands (Islas Malvinas)</text:a> </text:p>
          </table:table-cell>
          <table:table-cell table:style-name="ce3" office:value-type="string" calcext:value-type="string">
            <text:p>$35,400 (2002 est.) </text:p>
          </table:table-cell>
          <table:table-cell table:formula="of:=MID([.B137]; 2; FIND(&quot; &quot;; [.B137])-2)" office:value-type="string" office:string-value="35,400" calcext:value-type="string">
            <text:p>3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2; FIND(&quot; &quot;; [.B13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o.html" xlink:type="simple">Faroe Islands</text:a> </text:p>
          </table:table-cell>
          <table:table-cell table:style-name="ce3" office:value-type="string" calcext:value-type="string">
            <text:p>$32,900 (2008 est.) </text:p>
          </table:table-cell>
          <table:table-cell table:formula="of:=MID([.B139]; 2; FIND(&quot; &quot;; [.B139])-2)" office:value-type="string" office:string-value="32,900" calcext:value-type="string">
            <text:p>3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2; FIND(&quot; &quot;; [.B1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$4,400 (2010 est.) </text:p>
            <text:p>$4,400 (2009 est.) </text:p>
            <text:p>$4,600 (2008 est.) </text:p>
            <text:p>note: data are in 2010 US dollars </text:p>
          </table:table-cell>
          <table:table-cell table:formula="of:=MID([.B141]; 2; FIND(&quot; &quot;; [.B141])-2)" office:value-type="string" office:string-value="4,400" calcext:value-type="string">
            <text:p>4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2; FIND(&quot; &quot;; [.B14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$35,400 (2010 est.) </text:p>
            <text:p>$34,400 (2009 est.) </text:p>
            <text:p>$37,500 (2008 est.) </text:p>
            <text:p>note: data are in 2010 US dollars </text:p>
          </table:table-cell>
          <table:table-cell table:formula="of:=MID([.B143]; 2; FIND(&quot; &quot;; [.B143])-2)" office:value-type="string" office:string-value="35,400" calcext:value-type="string">
            <text:p>3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2; FIND(&quot; &quot;; [.B1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$33,100 (2010 est.) </text:p>
            <text:p>$32,800 (2009 est.) </text:p>
            <text:p>$33,900 (2008 est.) </text:p>
            <text:p>note: data are in 2010 US dollars </text:p>
          </table:table-cell>
          <table:table-cell table:formula="of:=MID([.B145]; 2; FIND(&quot; &quot;; [.B145])-2)" office:value-type="string" office:string-value="33,100" calcext:value-type="string">
            <text:p>3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2; FIND(&quot; &quot;; [.B146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fp.html" xlink:type="simple">French Polynesia</text:a> </text:p>
          </table:table-cell>
          <table:table-cell table:style-name="ce3" office:value-type="string" calcext:value-type="string">
            <text:p>$18,000 (2004 est.) </text:p>
            <text:p>$17,500 (2003 est.) </text:p>
          </table:table-cell>
          <table:table-cell table:formula="of:=MID([.B147]; 2; FIND(&quot; &quot;; [.B147])-2)" office:value-type="string" office:string-value="18,000" calcext:value-type="string">
            <text:p>18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2; FIND(&quot; &quot;; [.B14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$14,500 (2010 est.) </text:p>
            <text:p>$14,000 (2009 est.) </text:p>
            <text:p>$14,500 (2008 est.) </text:p>
            <text:p>note: data are in 2010 US dollars </text:p>
          </table:table-cell>
          <table:table-cell table:formula="of:=MID([.B149]; 2; FIND(&quot; &quot;; [.B149])-2)" office:value-type="string" office:string-value="14,500" calcext:value-type="string">
            <text:p>14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2; FIND(&quot; &quot;; [.B15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$1,900 (2010 est.) </text:p>
            <text:p>$1,900 (2009 est.) </text:p>
            <text:p>$1,800 (2008 est.) </text:p>
            <text:p>note: data are in 2010 US dollars </text:p>
          </table:table-cell>
          <table:table-cell table:formula="of:=MID([.B151]; 2; FIND(&quot; &quot;; [.B151])-2)" office:value-type="string" office:string-value="1,900" calcext:value-type="string">
            <text:p>1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2; FIND(&quot; &quot;; [.B15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z.html" xlink:type="simple">Gaza Strip</text:a> </text:p>
          </table:table-cell>
          <table:table-cell table:style-name="ce3" office:value-type="string" calcext:value-type="string">
            <text:p>see entry for West Bank </text:p>
          </table:table-cell>
          <table:table-cell table:formula="of:=MID([.B153]; 2; FIND(&quot; &quot;; [.B153])-2)" office:value-type="string" office:string-value="ee" calcext:value-type="string">
            <text:p>e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2; FIND(&quot; &quot;; [.B1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$4,900 (2010 est.) </text:p>
            <text:p>$4,600 (2009 est.) </text:p>
            <text:p>$4,700 (2008 est.) </text:p>
            <text:p>note: data are in 2010 US dollars </text:p>
          </table:table-cell>
          <table:table-cell table:formula="of:=MID([.B155]; 2; FIND(&quot; &quot;; [.B155])-2)" office:value-type="string" office:string-value="4,900" calcext:value-type="string">
            <text:p>4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2; FIND(&quot; &quot;; [.B1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$35,700 (2010 est.) </text:p>
            <text:p>$34,500 (2009 est.) </text:p>
            <text:p>$36,200 (2008 est.) </text:p>
            <text:p>note: data are in 2010 US dollars </text:p>
          </table:table-cell>
          <table:table-cell table:formula="of:=MID([.B157]; 2; FIND(&quot; &quot;; [.B157])-2)" office:value-type="string" office:string-value="35,700" calcext:value-type="string">
            <text:p>35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2; FIND(&quot; &quot;; [.B1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$2,500 (2010 est.) </text:p>
            <text:p>$2,500 (2009 est.) </text:p>
            <text:p>$2,400 (2008 est.) </text:p>
            <text:p>note: data are in 2010 US dollars </text:p>
          </table:table-cell>
          <table:table-cell table:formula="of:=MID([.B159]; 2; FIND(&quot; &quot;; [.B159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2; FIND(&quot; &quot;; [.B160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gi.html" xlink:type="simple">Gibraltar</text:a> </text:p>
          </table:table-cell>
          <table:table-cell table:style-name="ce3" office:value-type="string" calcext:value-type="string">
            <text:p>$43,000 (2006 est.) </text:p>
            <text:p>$41,200 (2007 est.) </text:p>
            <text:p>$38,400 (2006 est.) </text:p>
          </table:table-cell>
          <table:table-cell table:formula="of:=MID([.B161]; 2; FIND(&quot; &quot;; [.B161])-2)" office:value-type="string" office:string-value="43,000" calcext:value-type="string">
            <text:p>43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2; FIND(&quot; &quot;; [.B1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$29,600 (2010 est.) </text:p>
            <text:p>$31,000 (2009 est.) </text:p>
            <text:p>$31,700 (2008 est.) </text:p>
            <text:p>note: data are in 2010 US dollars </text:p>
          </table:table-cell>
          <table:table-cell table:formula="of:=MID([.B163]; 2; FIND(&quot; &quot;; [.B163])-2)" office:value-type="string" office:string-value="29,600" calcext:value-type="string">
            <text:p>29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2; FIND(&quot; &quot;; [.B164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gl.html" xlink:type="simple">Greenland</text:a> </text:p>
          </table:table-cell>
          <table:table-cell table:style-name="ce3" office:value-type="string" calcext:value-type="string">
            <text:p>$36,500 (2008 est.) </text:p>
            <text:p>$35,900 (2007 est.) </text:p>
          </table:table-cell>
          <table:table-cell table:formula="of:=MID([.B165]; 2; FIND(&quot; &quot;; [.B165])-2)" office:value-type="string" office:string-value="36,500" calcext:value-type="string">
            <text:p>36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2; FIND(&quot; &quot;; [.B1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$10,200 (2010 est.) </text:p>
            <text:p>$10,400 (2009 est.) </text:p>
            <text:p>$11,300 (2008 est.) </text:p>
            <text:p>note: data are in 2010 US dollars </text:p>
          </table:table-cell>
          <table:table-cell table:formula="of:=MID([.B167]; 2; FIND(&quot; &quot;; [.B167])-2)" office:value-type="string" office:string-value="10,200" calcext:value-type="string">
            <text:p>10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2; FIND(&quot; &quot;; [.B16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q.html" xlink:type="simple">Guam</text:a> </text:p>
          </table:table-cell>
          <table:table-cell table:style-name="ce3" office:value-type="string" calcext:value-type="string">
            <text:p>$15,000 (2005 est.) </text:p>
          </table:table-cell>
          <table:table-cell table:formula="of:=MID([.B169]; 2; FIND(&quot; &quot;; [.B169])-2)" office:value-type="string" office:string-value="15,000" calcext:value-type="string">
            <text:p>1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2; FIND(&quot; &quot;; [.B17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$5,200 (2010 est.) </text:p>
            <text:p>$5,100 (2009 est.) </text:p>
            <text:p>$5,200 (2008 est.) </text:p>
            <text:p>note: data are in 2010 US dollars </text:p>
          </table:table-cell>
          <table:table-cell table:formula="of:=MID([.B171]; 2; FIND(&quot; &quot;; [.B171])-2)" office:value-type="string" office:string-value="5,200" calcext:value-type="string">
            <text:p>5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2; FIND(&quot; &quot;; [.B17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k.html" xlink:type="simple">Guernsey</text:a> </text:p>
          </table:table-cell>
          <table:table-cell table:style-name="ce3" office:value-type="string" calcext:value-type="string">
            <text:p>$44,600 (2005) </text:p>
          </table:table-cell>
          <table:table-cell table:formula="of:=MID([.B173]; 2; FIND(&quot; &quot;; [.B173])-2)" office:value-type="string" office:string-value="44,600" calcext:value-type="string">
            <text:p>44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2; FIND(&quot; &quot;; [.B1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$1,000 (2010 est.) </text:p>
            <text:p>$1,100 (2009 est.) </text:p>
            <text:p>$1,100 (2008 est.) </text:p>
            <text:p>note: data are in 2010 US dollars </text:p>
          </table:table-cell>
          <table:table-cell table:formula="of:=MID([.B175]; 2; FIND(&quot; &quot;; [.B175])-2)" office:value-type="string" office:string-value="1,000" calcext:value-type="string">
            <text:p>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2; FIND(&quot; &quot;; [.B17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$1,100 (2010 est.) </text:p>
            <text:p>$1,100 (2009 est.) </text:p>
            <text:p>$1,100 (2008 est.) </text:p>
            <text:p>note: data are in 2010 US dollars </text:p>
          </table:table-cell>
          <table:table-cell table:formula="of:=MID([.B177]; 2; FIND(&quot; &quot;; [.B177])-2)" office:value-type="string" office:string-value="1,100" calcext:value-type="string">
            <text:p>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2; FIND(&quot; &quot;; [.B17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$7,200 (2010 est.) </text:p>
            <text:p>$6,900 (2009 est.) </text:p>
            <text:p>$6,600 (2008 est.) </text:p>
            <text:p>note: data are in 2010 US dollars </text:p>
          </table:table-cell>
          <table:table-cell table:formula="of:=MID([.B179]; 2; FIND(&quot; &quot;; [.B179])-2)" office:value-type="string" office:string-value="7,200" calcext:value-type="string">
            <text:p>7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2; FIND(&quot; &quot;; [.B18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$1,200 (2010 est.) </text:p>
            <text:p>$1,200 (2009 est.) </text:p>
            <text:p>$1,200 (2008 est.) </text:p>
            <text:p>note: data are in 2010 US dollars </text:p>
          </table:table-cell>
          <table:table-cell table:formula="of:=MID([.B181]; 2; FIND(&quot; &quot;; [.B181])-2)" office:value-type="string" office:string-value="1,200" calcext:value-type="string">
            <text:p>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2; FIND(&quot; &quot;; [.B18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$4,200 (2010 est.) </text:p>
            <text:p>$4,200 (2009 est.) </text:p>
            <text:p>$4,400 (2008 est.) </text:p>
            <text:p>note: data are in 2010 US dollars </text:p>
          </table:table-cell>
          <table:table-cell table:formula="of:=MID([.B183]; 2; FIND(&quot; &quot;; [.B183])-2)" office:value-type="string" office:string-value="4,200" calcext:value-type="string">
            <text:p>4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2; FIND(&quot; &quot;; [.B1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$45,900 (2010 est.) </text:p>
            <text:p>$43,200 (2009 est.) </text:p>
            <text:p>$44,600 (2008 est.) </text:p>
            <text:p>note: data are in 2010 US dollars </text:p>
          </table:table-cell>
          <table:table-cell table:formula="of:=MID([.B185]; 2; FIND(&quot; &quot;; [.B185])-2)" office:value-type="string" office:string-value="45,900" calcext:value-type="string">
            <text:p>45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2; FIND(&quot; &quot;; [.B1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$18,800 (2010 est.) </text:p>
            <text:p>$18,500 (2009 est.) </text:p>
            <text:p>$19,800 (2008 est.) </text:p>
            <text:p>note: data are in 2010 US dollars </text:p>
          </table:table-cell>
          <table:table-cell table:formula="of:=MID([.B187]; 2; FIND(&quot; &quot;; [.B187])-2)" office:value-type="string" office:string-value="18,800" calcext:value-type="string">
            <text:p>18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2; FIND(&quot; &quot;; [.B1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$38,300 (2010 est.) </text:p>
            <text:p>$39,900 (2009 est.) </text:p>
            <text:p>$43,200 (2008 est.) </text:p>
            <text:p>note: data are in 2010 US dollars </text:p>
          </table:table-cell>
          <table:table-cell table:formula="of:=MID([.B189]; 2; FIND(&quot; &quot;; [.B189])-2)" office:value-type="string" office:string-value="38,300" calcext:value-type="string">
            <text:p>38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2; FIND(&quot; &quot;; [.B19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$3,500 (2010 est.) </text:p>
            <text:p>$3,200 (2009 est.) </text:p>
            <text:p>$3,000 (2008 est.) </text:p>
            <text:p>note: data are in 2010 US dollars </text:p>
          </table:table-cell>
          <table:table-cell table:formula="of:=MID([.B191]; 2; FIND(&quot; &quot;; [.B191])-2)" office:value-type="string" office:string-value="3,500" calcext:value-type="string">
            <text:p>3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2; FIND(&quot; &quot;; [.B1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$4,200 (2010 est.) </text:p>
            <text:p>$4,000 (2009 est.) </text:p>
            <text:p>$3,900 (2008 est.) </text:p>
            <text:p>note: data are in 2010 US dollars </text:p>
          </table:table-cell>
          <table:table-cell table:formula="of:=MID([.B193]; 2; FIND(&quot; &quot;; [.B193])-2)" office:value-type="string" office:string-value="4,200" calcext:value-type="string">
            <text:p>4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2; FIND(&quot; &quot;; [.B1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$10,600 (2010 est.) </text:p>
            <text:p>$10,700 (2009 est.) </text:p>
            <text:p>$10,800 (2008 est.) </text:p>
            <text:p>note: data are in 2010 US dollars </text:p>
          </table:table-cell>
          <table:table-cell table:formula="of:=MID([.B195]; 2; FIND(&quot; &quot;; [.B195])-2)" office:value-type="string" office:string-value="10,600" calcext:value-type="string">
            <text:p>10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2; FIND(&quot; &quot;; [.B19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$3,800 (2010 est.) </text:p>
            <text:p>$3,900 (2009 est.) </text:p>
            <text:p>$3,800 (2008 est.) </text:p>
            <text:p>note: data are in 2010 US dollars </text:p>
          </table:table-cell>
          <table:table-cell table:formula="of:=MID([.B197]; 2; FIND(&quot; &quot;; [.B197])-2)" office:value-type="string" office:string-value="3,800" calcext:value-type="string">
            <text:p>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2; FIND(&quot; &quot;; [.B1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$37,300 (2010 est.) </text:p>
            <text:p>$38,000 (2009 est.) </text:p>
            <text:p>$41,700 (2008 est.) </text:p>
            <text:p>note: data are in 2010 US dollars </text:p>
          </table:table-cell>
          <table:table-cell table:formula="of:=MID([.B199]; 2; FIND(&quot; &quot;; [.B199])-2)" office:value-type="string" office:string-value="37,300" calcext:value-type="string">
            <text:p>37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2; FIND(&quot; &quot;; [.B20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m.html" xlink:type="simple">Isle of Man</text:a> </text:p>
          </table:table-cell>
          <table:table-cell table:style-name="ce3" office:value-type="string" calcext:value-type="string">
            <text:p>$35,000 (2005 est.) </text:p>
          </table:table-cell>
          <table:table-cell table:formula="of:=MID([.B201]; 2; FIND(&quot; &quot;; [.B201])-2)" office:value-type="string" office:string-value="35,000" calcext:value-type="string">
            <text:p>3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2; FIND(&quot; &quot;; [.B2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$29,800 (2010 est.) </text:p>
            <text:p>$29,000 (2009 est.) </text:p>
            <text:p>$29,300 (2008 est.) </text:p>
            <text:p>note: data are in 2010 US dollars </text:p>
          </table:table-cell>
          <table:table-cell table:formula="of:=MID([.B203]; 2; FIND(&quot; &quot;; [.B203])-2)" office:value-type="string" office:string-value="29,800" calcext:value-type="string">
            <text:p>29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2; FIND(&quot; &quot;; [.B2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$30,500 (2010 est.) </text:p>
            <text:p>$30,100 (2009 est.) </text:p>
            <text:p>$31,800 (2008 est.) </text:p>
            <text:p>note: data are in 2010 US dollars </text:p>
          </table:table-cell>
          <table:table-cell table:formula="of:=MID([.B205]; 2; FIND(&quot; &quot;; [.B205])-2)" office:value-type="string" office:string-value="30,500" calcext:value-type="string">
            <text:p>30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2; FIND(&quot; &quot;; [.B20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$8,300 (2010 est.) </text:p>
            <text:p>$8,500 (2009 est.) </text:p>
            <text:p>$8,800 (2008 est.) </text:p>
            <text:p>note: data are in 2010 US dollars </text:p>
          </table:table-cell>
          <table:table-cell table:formula="of:=MID([.B207]; 2; FIND(&quot; &quot;; [.B207])-2)" office:value-type="string" office:string-value="8,300" calcext:value-type="string">
            <text:p>8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2; FIND(&quot; &quot;; [.B20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$34,000 (2010 est.) </text:p>
            <text:p>$32,600 (2009 est.) </text:p>
            <text:p>$34,800 (2008 est.) </text:p>
            <text:p>note: data are in 2010 US dollars </text:p>
          </table:table-cell>
          <table:table-cell table:formula="of:=MID([.B209]; 2; FIND(&quot; &quot;; [.B209])-2)" office:value-type="string" office:string-value="34,000" calcext:value-type="string">
            <text:p>34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2; FIND(&quot; &quot;; [.B21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je.html" xlink:type="simple">Jersey</text:a> </text:p>
          </table:table-cell>
          <table:table-cell table:style-name="ce3" office:value-type="string" calcext:value-type="string">
            <text:p>$57,000 (2005 est.) </text:p>
          </table:table-cell>
          <table:table-cell table:formula="of:=MID([.B211]; 2; FIND(&quot; &quot;; [.B211])-2)" office:value-type="string" office:string-value="57,000" calcext:value-type="string">
            <text:p>57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2; FIND(&quot; &quot;; [.B2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$5,400 (2010 est.) </text:p>
            <text:p>$5,300 (2009 est.) </text:p>
            <text:p>$5,300 (2008 est.) </text:p>
            <text:p>note: data are in 2010 US dollars </text:p>
          </table:table-cell>
          <table:table-cell table:formula="of:=MID([.B213]; 2; FIND(&quot; &quot;; [.B213])-2)" office:value-type="string" office:string-value="5,400" calcext:value-type="string">
            <text:p>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2; FIND(&quot; &quot;; [.B21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$12,700 (2010 est.) </text:p>
            <text:p>$11,900 (2009 est.) </text:p>
            <text:p>$11,800 (2008 est.) </text:p>
            <text:p>note: data are in 2010 US dollars </text:p>
          </table:table-cell>
          <table:table-cell table:formula="of:=MID([.B215]; 2; FIND(&quot; &quot;; [.B215])-2)" office:value-type="string" office:string-value="12,700" calcext:value-type="string">
            <text:p>12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2; FIND(&quot; &quot;; [.B2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$1,600 (2010 est.) </text:p>
            <text:p>$1,600 (2009 est.) </text:p>
            <text:p>$1,600 (2008 est.) </text:p>
            <text:p>note: data are in 2010 US dollars </text:p>
          </table:table-cell>
          <table:table-cell table:formula="of:=MID([.B217]; 2; FIND(&quot; &quot;; [.B217])-2)" office:value-type="string" office:string-value="1,600" calcext:value-type="string">
            <text:p>1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2; FIND(&quot; &quot;; [.B2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r.html" xlink:type="simple">Kiribati</text:a> </text:p>
          </table:table-cell>
          <table:table-cell table:style-name="ce3" office:value-type="string" calcext:value-type="string">
            <text:p>$6,200 (2010 est.) </text:p>
            <text:p>$6,200 (2009 est.) </text:p>
            <text:p>$6,300 (2008 est.) </text:p>
            <text:p>note: data are in 2010 US dollars </text:p>
          </table:table-cell>
          <table:table-cell table:formula="of:=MID([.B219]; 2; FIND(&quot; &quot;; [.B219])-2)" office:value-type="string" office:string-value="6,200" calcext:value-type="string">
            <text:p>6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2; FIND(&quot; &quot;; [.B2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n.html" xlink:type="simple">Korea, North</text:a> </text:p>
          </table:table-cell>
          <table:table-cell table:style-name="ce3" office:value-type="string" calcext:value-type="string">
            <text:p>$1,800 (2009 est.) </text:p>
            <text:p>$1,800 (2009 est.) </text:p>
            <text:p>$1,900 (2008 est.) </text:p>
            <text:p>note: data are in 2010 US dollars </text:p>
          </table:table-cell>
          <table:table-cell table:formula="of:=MID([.B221]; 2; FIND(&quot; &quot;; [.B221])-2)" office:value-type="string" office:string-value="1,800" calcext:value-type="string">
            <text:p>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2; FIND(&quot; &quot;; [.B22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$30,000 (2010 est.) </text:p>
            <text:p>$28,300 (2009 est.) </text:p>
            <text:p>$28,400 (2008 est.) </text:p>
            <text:p>note: data are in 2010 US dollars </text:p>
          </table:table-cell>
          <table:table-cell table:formula="of:=MID([.B223]; 2; FIND(&quot; &quot;; [.B223])-2)" office:value-type="string" office:string-value="30,000" calcext:value-type="string">
            <text:p>30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2; FIND(&quot; &quot;; [.B224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kv.html" xlink:type="simple">Kosovo</text:a> </text:p>
          </table:table-cell>
          <table:table-cell table:style-name="ce3" office:value-type="string" calcext:value-type="string">
            <text:p>$6,600 (2010 est.) </text:p>
            <text:p>$6,400 (2009 est.) </text:p>
            <text:p>$5,300 (2008 est.) </text:p>
          </table:table-cell>
          <table:table-cell table:formula="of:=MID([.B225]; 2; FIND(&quot; &quot;; [.B225])-2)" office:value-type="string" office:string-value="6,600" calcext:value-type="string">
            <text:p>6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2; FIND(&quot; &quot;; [.B22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$48,900 (2010 est.) </text:p>
            <text:p>$49,700 (2009 est.) </text:p>
            <text:p>$54,300 (2008 est.) </text:p>
            <text:p>note: data are in 2010 US dollars </text:p>
          </table:table-cell>
          <table:table-cell table:formula="of:=MID([.B227]; 2; FIND(&quot; &quot;; [.B227])-2)" office:value-type="string" office:string-value="48,900" calcext:value-type="string">
            <text:p>48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2; FIND(&quot; &quot;; [.B2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$2,200 (2010 est.) </text:p>
            <text:p>$2,200 (2009 est.) </text:p>
            <text:p>$2,200 (2008 est.) </text:p>
            <text:p>note: data are in 2010 US dollars </text:p>
          </table:table-cell>
          <table:table-cell table:formula="of:=MID([.B229]; 2; FIND(&quot; &quot;; [.B229])-2)" office:value-type="string" office:string-value="2,200" calcext:value-type="string">
            <text:p>2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2; FIND(&quot; &quot;; [.B2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$2,500 (2010 est.) </text:p>
            <text:p>$2,300 (2009 est.) </text:p>
            <text:p>$2,200 (2008 est.) </text:p>
            <text:p>note: data are in 2010 US dollars </text:p>
          </table:table-cell>
          <table:table-cell table:formula="of:=MID([.B231]; 2; FIND(&quot; &quot;; [.B231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2; FIND(&quot; &quot;; [.B2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$14,700 (2010 est.) </text:p>
            <text:p>$14,600 (2009 est.) </text:p>
            <text:p>$17,700 (2008 est.) </text:p>
            <text:p>note: data are in 2010 US dollars </text:p>
          </table:table-cell>
          <table:table-cell table:formula="of:=MID([.B233]; 2; FIND(&quot; &quot;; [.B233])-2)" office:value-type="string" office:string-value="14,700" calcext:value-type="string">
            <text:p>14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2; FIND(&quot; &quot;; [.B2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$14,400 (2010 est.) </text:p>
            <text:p>$13,500 (2009 est.) </text:p>
            <text:p>$12,600 (2008 est.) </text:p>
            <text:p>note: data are in 2010 US dollars </text:p>
          </table:table-cell>
          <table:table-cell table:formula="of:=MID([.B235]; 2; FIND(&quot; &quot;; [.B235])-2)" office:value-type="string" office:string-value="14,400" calcext:value-type="string">
            <text:p>14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2; FIND(&quot; &quot;; [.B2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$1,700 (2010 est.) </text:p>
            <text:p>$1,700 (2009 est.) </text:p>
            <text:p>$1,600 (2008 est.) </text:p>
            <text:p>note: data are in 2010 US dollars </text:p>
          </table:table-cell>
          <table:table-cell table:formula="of:=MID([.B237]; 2; FIND(&quot; &quot;; [.B237])-2)" office:value-type="string" office:string-value="1,700" calcext:value-type="string">
            <text:p>1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2; FIND(&quot; &quot;; [.B2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i.html" xlink:type="simple">Liberia</text:a> </text:p>
          </table:table-cell>
          <table:table-cell table:style-name="ce3" office:value-type="string" calcext:value-type="string">
            <text:p>$500 (2010 est.) </text:p>
            <text:p>$400 (2009 est.) </text:p>
            <text:p>$400 (2008 est.) </text:p>
            <text:p>note: data are in 2010 US dollars </text:p>
          </table:table-cell>
          <table:table-cell table:formula="of:=MID([.B239]; 2; FIND(&quot; &quot;; [.B239])-2)" office:value-type="string" office:string-value="500" calcext:value-type="string">
            <text:p>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2; FIND(&quot; &quot;; [.B2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$14,000 (2010 est.) </text:p>
            <text:p>$13,700 (2009 est.) </text:p>
            <text:p>$14,400 (2008 est.) </text:p>
            <text:p>note: data are in 2010 US dollars </text:p>
          </table:table-cell>
          <table:table-cell table:formula="of:=MID([.B241]; 2; FIND(&quot; &quot;; [.B241])-2)" office:value-type="string" office:string-value="14,000" calcext:value-type="string">
            <text:p>14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2; FIND(&quot; &quot;; [.B242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ls.html" xlink:type="simple">Liechtenstein</text:a> </text:p>
          </table:table-cell>
          <table:table-cell table:style-name="ce3" office:value-type="string" calcext:value-type="string">
            <text:p>$141,100 (2008 est.) </text:p>
            <text:p>$122,100 (2007 est.) </text:p>
          </table:table-cell>
          <table:table-cell table:formula="of:=MID([.B243]; 2; FIND(&quot; &quot;; [.B243])-2)" office:value-type="string" office:string-value="141,100" calcext:value-type="string">
            <text:p>14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2; FIND(&quot; &quot;; [.B2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$16,000 (2010 est.) </text:p>
            <text:p>$15,700 (2009 est.) </text:p>
            <text:p>$18,400 (2008 est.) </text:p>
            <text:p>note: data are in 2010 US dollars </text:p>
          </table:table-cell>
          <table:table-cell table:formula="of:=MID([.B245]; 2; FIND(&quot; &quot;; [.B245])-2)" office:value-type="string" office:string-value="16,000" calcext:value-type="string">
            <text:p>16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2; FIND(&quot; &quot;; [.B24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$82,600 (2010 est.) </text:p>
            <text:p>$80,800 (2009 est.) </text:p>
            <text:p>$84,900 (2008 est.) </text:p>
            <text:p>note: data are in 2010 US dollars </text:p>
          </table:table-cell>
          <table:table-cell table:formula="of:=MID([.B247]; 2; FIND(&quot; &quot;; [.B247])-2)" office:value-type="string" office:string-value="82,600" calcext:value-type="string">
            <text:p>82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2; FIND(&quot; &quot;; [.B248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mc.html" xlink:type="simple">Macau</text:a> </text:p>
          </table:table-cell>
          <table:table-cell table:style-name="ce3" office:value-type="string" calcext:value-type="string">
            <text:p>$33,000 (2009) </text:p>
            <text:p>$31,800 (2008) </text:p>
            <text:p>$28,400 (2006) </text:p>
          </table:table-cell>
          <table:table-cell table:formula="of:=MID([.B249]; 2; FIND(&quot; &quot;; [.B249])-2)" office:value-type="string" office:string-value="33,000" calcext:value-type="string">
            <text:p>33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2; FIND(&quot; &quot;; [.B25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$9,700 (2010 est.) </text:p>
            <text:p>$9,600 (2009 est.) </text:p>
            <text:p>$9,700 (2008 est.) </text:p>
            <text:p>note: data are in 2010 US dollars </text:p>
          </table:table-cell>
          <table:table-cell table:formula="of:=MID([.B251]; 2; FIND(&quot; &quot;; [.B251])-2)" office:value-type="string" office:string-value="9,700" calcext:value-type="string">
            <text:p>9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2; FIND(&quot; &quot;; [.B25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$900 (2010 est.) </text:p>
            <text:p>$1,000 (2009 est.) </text:p>
            <text:p>$1,000 (2008 est.) </text:p>
            <text:p>note: data are in 2010 US dollars </text:p>
          </table:table-cell>
          <table:table-cell table:formula="of:=MID([.B253]; 2; FIND(&quot; &quot;; [.B253])-2)" office:value-type="string" office:string-value="900" calcext:value-type="string">
            <text:p>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2; FIND(&quot; &quot;; [.B2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$800 (2010 est.) </text:p>
            <text:p>$800 (2009 est.) </text:p>
            <text:p>$800 (2008 est.) </text:p>
            <text:p>note: data are in 2010 US dollars </text:p>
          </table:table-cell>
          <table:table-cell table:formula="of:=MID([.B255]; 2; FIND(&quot; &quot;; [.B255])-2)" office:value-type="string" office:string-value="800" calcext:value-type="string">
            <text:p>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2; FIND(&quot; &quot;; [.B2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$14,700 (2010 est.) </text:p>
            <text:p>$13,900 (2009 est.) </text:p>
            <text:p>$14,400 (2008 est.) </text:p>
            <text:p>note: data are in 2010 US dollars </text:p>
          </table:table-cell>
          <table:table-cell table:formula="of:=MID([.B257]; 2; FIND(&quot; &quot;; [.B257])-2)" office:value-type="string" office:string-value="14,700" calcext:value-type="string">
            <text:p>14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2; FIND(&quot; &quot;; [.B2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$6,900 (2010 est.) </text:p>
            <text:p>$6,400 (2009 est.) </text:p>
            <text:p>$6,900 (2008 est.) </text:p>
            <text:p>note: data are in 2010 US dollars </text:p>
          </table:table-cell>
          <table:table-cell table:formula="of:=MID([.B259]; 2; FIND(&quot; &quot;; [.B259])-2)" office:value-type="string" office:string-value="6,900" calcext:value-type="string">
            <text:p>6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2; FIND(&quot; &quot;; [.B2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$1,200 (2010 est.) </text:p>
            <text:p>$1,200 (2009 est.) </text:p>
            <text:p>$1,200 (2008 est.) </text:p>
            <text:p>note: data are in 2010 US dollars </text:p>
          </table:table-cell>
          <table:table-cell table:formula="of:=MID([.B261]; 2; FIND(&quot; &quot;; [.B261])-2)" office:value-type="string" office:string-value="1,200" calcext:value-type="string">
            <text:p>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2; FIND(&quot; &quot;; [.B2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$25,600 (2010 est.) </text:p>
            <text:p>$24,800 (2009 est.) </text:p>
            <text:p>$25,800 (2008 est.) </text:p>
            <text:p>note: data are in 2010 US dollars </text:p>
          </table:table-cell>
          <table:table-cell table:formula="of:=MID([.B263]; 2; FIND(&quot; &quot;; [.B263])-2)" office:value-type="string" office:string-value="25,600" calcext:value-type="string">
            <text:p>25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2; FIND(&quot; &quot;; [.B264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rm.html" xlink:type="simple">Marshall Islands</text:a> </text:p>
          </table:table-cell>
          <table:table-cell table:style-name="ce3" office:value-type="string" calcext:value-type="string">
            <text:p>$2,500 (2008 est.) </text:p>
            <text:p>$2,900 (2005 est.) </text:p>
          </table:table-cell>
          <table:table-cell table:formula="of:=MID([.B265]; 2; FIND(&quot; &quot;; [.B265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2; FIND(&quot; &quot;; [.B2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$2,100 (2010 est.) </text:p>
            <text:p>$2,000 (2009 est.) </text:p>
            <text:p>$2,100 (2008 est.) </text:p>
            <text:p>note: data are in 2010 US dollars </text:p>
          </table:table-cell>
          <table:table-cell table:formula="of:=MID([.B267]; 2; FIND(&quot; &quot;; [.B267])-2)" office:value-type="string" office:string-value="2,100" calcext:value-type="string">
            <text:p>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2; FIND(&quot; &quot;; [.B26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$14,000 (2010 est.) </text:p>
            <text:p>$13,500 (2009 est.) </text:p>
            <text:p>$13,200 (2008 est.) </text:p>
            <text:p>note: data are in 2010 US dollars </text:p>
          </table:table-cell>
          <table:table-cell table:formula="of:=MID([.B269]; 2; FIND(&quot; &quot;; [.B269])-2)" office:value-type="string" office:string-value="14,000" calcext:value-type="string">
            <text:p>14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2; FIND(&quot; &quot;; [.B27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$13,900 (2010 est.) </text:p>
            <text:p>$13,400 (2009 est.) </text:p>
            <text:p>$14,400 (2008 est.) </text:p>
            <text:p>note: data are in 2010 US dollars </text:p>
          </table:table-cell>
          <table:table-cell table:formula="of:=MID([.B271]; 2; FIND(&quot; &quot;; [.B271])-2)" office:value-type="string" office:string-value="13,900" calcext:value-type="string">
            <text:p>13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2; FIND(&quot; &quot;; [.B272])-2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fm.html" xlink:type="simple">Micronesia, Federated States of</text:a> </text:p>
          </table:table-cell>
          <table:table-cell table:style-name="ce3" office:value-type="string" calcext:value-type="string">
            <text:p>$2,200 (2008 est.) </text:p>
            <text:p>$2,300 (2005 est.) </text:p>
            <text:p>note: data are in 2008 US dollars </text:p>
          </table:table-cell>
          <table:table-cell table:formula="of:=MID([.B273]; 2; FIND(&quot; &quot;; [.B273])-2)" office:value-type="string" office:string-value="2,200" calcext:value-type="string">
            <text:p>2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2; FIND(&quot; &quot;; [.B2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$2,500 (2010 est.) </text:p>
            <text:p>$2,400 (2009 est.) </text:p>
            <text:p>$2,500 (2008 est.) </text:p>
            <text:p>note: data are in 2010 US dollars </text:p>
          </table:table-cell>
          <table:table-cell table:formula="of:=MID([.B275]; 2; FIND(&quot; &quot;; [.B275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2; FIND(&quot; &quot;; [.B27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n.html" xlink:type="simple">Monaco</text:a> </text:p>
          </table:table-cell>
          <table:table-cell table:style-name="ce3" office:value-type="string" calcext:value-type="string">
            <text:p>$30,000 (2006 est.) </text:p>
          </table:table-cell>
          <table:table-cell table:formula="of:=MID([.B277]; 2; FIND(&quot; &quot;; [.B277])-2)" office:value-type="string" office:string-value="30,000" calcext:value-type="string">
            <text:p>30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2; FIND(&quot; &quot;; [.B27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$3,600 (2010 est.) </text:p>
            <text:p>$3,400 (2009 est.) </text:p>
            <text:p>$3,500 (2008 est.) </text:p>
            <text:p>note: data are in 2010 US dollars </text:p>
          </table:table-cell>
          <table:table-cell table:formula="of:=MID([.B279]; 2; FIND(&quot; &quot;; [.B279])-2)" office:value-type="string" office:string-value="3,600" calcext:value-type="string">
            <text:p>3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2; FIND(&quot; &quot;; [.B28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j.html" xlink:type="simple">Montenegro</text:a> </text:p>
          </table:table-cell>
          <table:table-cell table:style-name="ce3" office:value-type="string" calcext:value-type="string">
            <text:p>$10,100 (2010 est.) </text:p>
            <text:p>$9,900 (2009 est.) </text:p>
            <text:p>$10,400 (2008 est.) </text:p>
            <text:p>note: data are in 2010 US dollars </text:p>
          </table:table-cell>
          <table:table-cell table:formula="of:=MID([.B281]; 2; FIND(&quot; &quot;; [.B281])-2)" office:value-type="string" office:string-value="10,100" calcext:value-type="string">
            <text:p>10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2; FIND(&quot; &quot;; [.B28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h.html" xlink:type="simple">Montserrat</text:a> </text:p>
          </table:table-cell>
          <table:table-cell table:style-name="ce3" office:value-type="string" calcext:value-type="string">
            <text:p>$3,400 (2002 est.) </text:p>
          </table:table-cell>
          <table:table-cell table:formula="of:=MID([.B283]; 2; FIND(&quot; &quot;; [.B283])-2)" office:value-type="string" office:string-value="3,400" calcext:value-type="string">
            <text:p>3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2; FIND(&quot; &quot;; [.B2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$4,800 (2010 est.) </text:p>
            <text:p>$4,700 (2009 est.) </text:p>
            <text:p>$4,500 (2008 est.) </text:p>
            <text:p>note: data are in 2010 US dollars </text:p>
          </table:table-cell>
          <table:table-cell table:formula="of:=MID([.B285]; 2; FIND(&quot; &quot;; [.B285])-2)" office:value-type="string" office:string-value="4,800" calcext:value-type="string">
            <text:p>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2; FIND(&quot; &quot;; [.B2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$1,000 (2010 est.) </text:p>
            <text:p>$900 (2009 est.) </text:p>
            <text:p>$900 (2008 est.) </text:p>
            <text:p>note: data are in 2010 US dollars </text:p>
          </table:table-cell>
          <table:table-cell table:formula="of:=MID([.B287]; 2; FIND(&quot; &quot;; [.B287])-2)" office:value-type="string" office:string-value="1,000" calcext:value-type="string">
            <text:p>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2; FIND(&quot; &quot;; [.B2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$6,900 (2010 est.) </text:p>
            <text:p>$6,600 (2009 est.) </text:p>
            <text:p>$6,700 (2008 est.) </text:p>
            <text:p>note: data are in 2010 US dollars </text:p>
          </table:table-cell>
          <table:table-cell table:formula="of:=MID([.B289]; 2; FIND(&quot; &quot;; [.B289])-2)" office:value-type="string" office:string-value="6,900" calcext:value-type="string">
            <text:p>6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2; FIND(&quot; &quot;; [.B29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r.html" xlink:type="simple">Nauru</text:a> </text:p>
          </table:table-cell>
          <table:table-cell table:style-name="ce3" office:value-type="string" calcext:value-type="string">
            <text:p>$5,000 (2005 est.) </text:p>
          </table:table-cell>
          <table:table-cell table:formula="of:=MID([.B291]; 2; FIND(&quot; &quot;; [.B291])-2)" office:value-type="string" office:string-value="5,000" calcext:value-type="string">
            <text:p>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2; FIND(&quot; &quot;; [.B2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$1,200 (2010 est.) </text:p>
            <text:p>$1,200 (2009 est.) </text:p>
            <text:p>$1,200 (2008 est.) </text:p>
            <text:p>note: data are in 2010 US dollars </text:p>
          </table:table-cell>
          <table:table-cell table:formula="of:=MID([.B293]; 2; FIND(&quot; &quot;; [.B293])-2)" office:value-type="string" office:string-value="1,200" calcext:value-type="string">
            <text:p>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2; FIND(&quot; &quot;; [.B2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$40,300 (2010 est.) </text:p>
            <text:p>$39,800 (2009 est.) </text:p>
            <text:p>$41,600 (2008 est.) </text:p>
            <text:p>note: data are in 2010 US dollars </text:p>
          </table:table-cell>
          <table:table-cell table:formula="of:=MID([.B295]; 2; FIND(&quot; &quot;; [.B295])-2)" office:value-type="string" office:string-value="40,300" calcext:value-type="string">
            <text:p>40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2; FIND(&quot; &quot;; [.B29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c.html" xlink:type="simple">New Caledonia</text:a> </text:p>
          </table:table-cell>
          <table:table-cell table:style-name="ce3" office:value-type="string" calcext:value-type="string">
            <text:p>$15,000 (2003 est.) </text:p>
          </table:table-cell>
          <table:table-cell table:formula="of:=MID([.B297]; 2; FIND(&quot; &quot;; [.B297])-2)" office:value-type="string" office:string-value="15,000" calcext:value-type="string">
            <text:p>1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2; FIND(&quot; &quot;; [.B2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$27,700 (2010 est.) </text:p>
            <text:p>$27,500 (2009 est.) </text:p>
            <text:p>$28,400 (2008 est.) </text:p>
            <text:p>note: data are in 2010 US dollars </text:p>
          </table:table-cell>
          <table:table-cell table:formula="of:=MID([.B299]; 2; FIND(&quot; &quot;; [.B299])-2)" office:value-type="string" office:string-value="27,700" calcext:value-type="string">
            <text:p>27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2; FIND(&quot; &quot;; [.B30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$3,000 (2010 est.) </text:p>
            <text:p>$2,900 (2009 est.) </text:p>
            <text:p>$3,000 (2008 est.) </text:p>
            <text:p>note: data are in 2010 US dollars </text:p>
          </table:table-cell>
          <table:table-cell table:formula="of:=MID([.B301]; 2; FIND(&quot; &quot;; [.B301])-2)" office:value-type="string" office:string-value="3,000" calcext:value-type="string">
            <text:p>3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2; FIND(&quot; &quot;; [.B3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$700 (2010 est.) </text:p>
            <text:p>$700 (2009 est.) </text:p>
            <text:p>$700 (2008 est.) </text:p>
            <text:p>note: data are in 2010 US dollars </text:p>
          </table:table-cell>
          <table:table-cell table:formula="of:=MID([.B303]; 2; FIND(&quot; &quot;; [.B303])-2)" office:value-type="string" office:string-value="700" calcext:value-type="string">
            <text:p>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2; FIND(&quot; &quot;; [.B3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$2,500 (2010 est.) </text:p>
            <text:p>$2,300 (2009 est.) </text:p>
            <text:p>$2,200 (2008 est.) </text:p>
            <text:p>note: data are in 2010 US dollars </text:p>
          </table:table-cell>
          <table:table-cell table:formula="of:=MID([.B305]; 2; FIND(&quot; &quot;; [.B305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2; FIND(&quot; &quot;; [.B30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e.html" xlink:type="simple">Niue</text:a> </text:p>
          </table:table-cell>
          <table:table-cell table:style-name="ce3" office:value-type="string" calcext:value-type="string">
            <text:p>$5,800 (2003 est.) </text:p>
          </table:table-cell>
          <table:table-cell table:formula="of:=MID([.B307]; 2; FIND(&quot; &quot;; [.B307])-2)" office:value-type="string" office:string-value="5,800" calcext:value-type="string">
            <text:p>5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2; FIND(&quot; &quot;; [.B30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q.html" xlink:type="simple">Northern Mariana Islands</text:a> </text:p>
          </table:table-cell>
          <table:table-cell table:style-name="ce3" office:value-type="string" calcext:value-type="string">
            <text:p>$12,500 (2000 est.) </text:p>
          </table:table-cell>
          <table:table-cell table:formula="of:=MID([.B309]; 2; FIND(&quot; &quot;; [.B309])-2)" office:value-type="string" office:string-value="12,500" calcext:value-type="string">
            <text:p>1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2; FIND(&quot; &quot;; [.B31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$54,600 (2010 est.) </text:p>
            <text:p>$54,500 (2009 est.) </text:p>
            <text:p>$55,500 (2008 est.) </text:p>
            <text:p>note: data are in 2010 US dollars </text:p>
          </table:table-cell>
          <table:table-cell table:formula="of:=MID([.B311]; 2; FIND(&quot; &quot;; [.B311])-2)" office:value-type="string" office:string-value="54,600" calcext:value-type="string">
            <text:p>54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2; FIND(&quot; &quot;; [.B3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$25,600 (2010 est.) </text:p>
            <text:p>$25,000 (2009 est.) </text:p>
            <text:p>$25,200 (2008 est.) </text:p>
            <text:p>note: data are in 2010 US dollars </text:p>
          </table:table-cell>
          <table:table-cell table:formula="of:=MID([.B313]; 2; FIND(&quot; &quot;; [.B313])-2)" office:value-type="string" office:string-value="25,600" calcext:value-type="string">
            <text:p>25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2; FIND(&quot; &quot;; [.B31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$2,500 (2010 est.) </text:p>
            <text:p>$2,400 (2009 est.) </text:p>
            <text:p>$2,400 (2008 est.) </text:p>
            <text:p>note: data are in 2010 US dollars </text:p>
          </table:table-cell>
          <table:table-cell table:formula="of:=MID([.B315]; 2; FIND(&quot; &quot;; [.B315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2; FIND(&quot; &quot;; [.B316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ps.html" xlink:type="simple">Palau</text:a> </text:p>
          </table:table-cell>
          <table:table-cell table:style-name="ce3" office:value-type="string" calcext:value-type="string">
            <text:p>$8,100 (2008 est.) </text:p>
            <text:p>$7,600 (2005 est.) </text:p>
          </table:table-cell>
          <table:table-cell table:formula="of:=MID([.B317]; 2; FIND(&quot; &quot;; [.B317])-2)" office:value-type="string" office:string-value="8,100" calcext:value-type="string">
            <text:p>8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2; FIND(&quot; &quot;; [.B3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$13,000 (2010 est.) </text:p>
            <text:p>$12,300 (2009 est.) </text:p>
            <text:p>$12,100 (2008 est.) </text:p>
            <text:p>note: data are in 2010 US dollars </text:p>
          </table:table-cell>
          <table:table-cell table:formula="of:=MID([.B319]; 2; FIND(&quot; &quot;; [.B319])-2)" office:value-type="string" office:string-value="13,000" calcext:value-type="string">
            <text:p>13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2; FIND(&quot; &quot;; [.B3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$2,500 (2010 est.) </text:p>
            <text:p>$2,400 (2009 est.) </text:p>
            <text:p>$2,300 (2008 est.) </text:p>
            <text:p>note: data are in 2010 US dollars </text:p>
          </table:table-cell>
          <table:table-cell table:formula="of:=MID([.B321]; 2; FIND(&quot; &quot;; [.B321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2; FIND(&quot; &quot;; [.B32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$5,200 (2010 est.) </text:p>
            <text:p>$4,600 (2009 est.) </text:p>
            <text:p>$4,800 (2008 est.) </text:p>
            <text:p>note: data are in 2010 US dollars </text:p>
          </table:table-cell>
          <table:table-cell table:formula="of:=MID([.B323]; 2; FIND(&quot; &quot;; [.B323])-2)" office:value-type="string" office:string-value="5,200" calcext:value-type="string">
            <text:p>5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2; FIND(&quot; &quot;; [.B32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$9,200 (2010 est.) </text:p>
            <text:p>$8,600 (2009 est.) </text:p>
            <text:p>$8,600 (2008 est.) </text:p>
            <text:p>note: data are in 2010 US dollars </text:p>
          </table:table-cell>
          <table:table-cell table:formula="of:=MID([.B325]; 2; FIND(&quot; &quot;; [.B325])-2)" office:value-type="string" office:string-value="9,200" calcext:value-type="string">
            <text:p>9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2; FIND(&quot; &quot;; [.B32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$3,500 (2010 est.) </text:p>
            <text:p>$3,300 (2009 est.) </text:p>
            <text:p>$3,400 (2008 est.) </text:p>
            <text:p>note: data are in 2010 US dollars </text:p>
          </table:table-cell>
          <table:table-cell table:formula="of:=MID([.B327]; 2; FIND(&quot; &quot;; [.B327])-2)" office:value-type="string" office:string-value="3,500" calcext:value-type="string">
            <text:p>3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2; FIND(&quot; &quot;; [.B3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$18,800 (2010 est.) </text:p>
            <text:p>$18,100 (2009 est.) </text:p>
            <text:p>$17,800 (2008 est.) </text:p>
            <text:p>note: data are in 2010 US dollars </text:p>
          </table:table-cell>
          <table:table-cell table:formula="of:=MID([.B329]; 2; FIND(&quot; &quot;; [.B329])-2)" office:value-type="string" office:string-value="18,800" calcext:value-type="string">
            <text:p>18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2; FIND(&quot; &quot;; [.B3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$23,000 (2010 est.) </text:p>
            <text:p>$22,800 (2009 est.) </text:p>
            <text:p>$23,400 (2008 est.) </text:p>
            <text:p>note: data are in 2010 US dollars </text:p>
          </table:table-cell>
          <table:table-cell table:formula="of:=MID([.B331]; 2; FIND(&quot; &quot;; [.B331])-2)" office:value-type="string" office:string-value="23,000" calcext:value-type="string">
            <text:p>23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2; FIND(&quot; &quot;; [.B3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q.html" xlink:type="simple">Puerto Rico</text:a> </text:p>
          </table:table-cell>
          <table:table-cell table:style-name="ce3" office:value-type="string" calcext:value-type="string">
            <text:p>$16,300 (2010 est.) </text:p>
            <text:p>$17,400 (2009 est.) </text:p>
            <text:p>$18,100 (2008 est.) </text:p>
            <text:p>note: data are in 2010 US dollars </text:p>
          </table:table-cell>
          <table:table-cell table:formula="of:=MID([.B333]; 2; FIND(&quot; &quot;; [.B333])-2)" office:value-type="string" office:string-value="16,300" calcext:value-type="string">
            <text:p>16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2; FIND(&quot; &quot;; [.B3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$179,000 (2010 est.) </text:p>
            <text:p>$155,400 (2009 est.) </text:p>
            <text:p>$144,500 (2008 est.) </text:p>
            <text:p>note: data are in 2010 US dollars </text:p>
          </table:table-cell>
          <table:table-cell table:formula="of:=MID([.B335]; 2; FIND(&quot; &quot;; [.B335])-2)" office:value-type="string" office:string-value="179,000" calcext:value-type="string">
            <text:p>179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2; FIND(&quot; &quot;; [.B3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$11,600 (2010 est.) </text:p>
            <text:p>$11,700 (2009 est.) </text:p>
            <text:p>$12,600 (2008 est.) </text:p>
            <text:p>note: data are in 2010 US dollars </text:p>
          </table:table-cell>
          <table:table-cell table:formula="of:=MID([.B337]; 2; FIND(&quot; &quot;; [.B337])-2)" office:value-type="string" office:string-value="11,600" calcext:value-type="string">
            <text:p>11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2; FIND(&quot; &quot;; [.B3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$15,900 (2010 est.) </text:p>
            <text:p>$15,300 (2009 est.) </text:p>
            <text:p>$16,500 (2008 est.) </text:p>
            <text:p>note: data are in 2010 US dollars </text:p>
          </table:table-cell>
          <table:table-cell table:formula="of:=MID([.B339]; 2; FIND(&quot; &quot;; [.B339])-2)" office:value-type="string" office:string-value="15,900" calcext:value-type="string">
            <text:p>15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2; FIND(&quot; &quot;; [.B3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$1,100 (2010 est.) </text:p>
            <text:p>$1,100 (2009 est.) </text:p>
            <text:p>$1,100 (2008 est.) </text:p>
            <text:p>note: data are in 2010 US dollars </text:p>
          </table:table-cell>
          <table:table-cell table:formula="of:=MID([.B341]; 2; FIND(&quot; &quot;; [.B341])-2)" office:value-type="string" office:string-value="1,100" calcext:value-type="string">
            <text:p>1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2; FIND(&quot; &quot;; [.B34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h.html" xlink:type="simple">Saint Helena, Ascension, and Tristan da Cunha</text:a> </text:p>
          </table:table-cell>
          <table:table-cell table:style-name="ce3" office:value-type="string" calcext:value-type="string">
            <text:p>$2,500 (1998 est.) </text:p>
          </table:table-cell>
          <table:table-cell table:formula="of:=MID([.B343]; 2; FIND(&quot; &quot;; [.B343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2; FIND(&quot; &quot;; [.B3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$13,700 (2010 est.) </text:p>
            <text:p>$14,000 (2009 est.) </text:p>
            <text:p>$15,700 (2008 est.) </text:p>
            <text:p>note: data are in 2010 US dollars </text:p>
          </table:table-cell>
          <table:table-cell table:formula="of:=MID([.B345]; 2; FIND(&quot; &quot;; [.B345])-2)" office:value-type="string" office:string-value="13,700" calcext:value-type="string">
            <text:p>13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2; FIND(&quot; &quot;; [.B34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$11,200 (2010 est.) </text:p>
            <text:p>$11,100 (2009 est.) </text:p>
            <text:p>$11,600 (2008 est.) </text:p>
            <text:p>note: data are in 2010 US dollars </text:p>
          </table:table-cell>
          <table:table-cell table:formula="of:=MID([.B347]; 2; FIND(&quot; &quot;; [.B347])-2)" office:value-type="string" office:string-value="11,200" calcext:value-type="string">
            <text:p>1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2; FIND(&quot; &quot;; [.B34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b.html" xlink:type="simple">Saint Pierre and Miquelon</text:a> </text:p>
          </table:table-cell>
          <table:table-cell table:style-name="ce3" office:value-type="string" calcext:value-type="string">
            <text:p>$7,000 (2001 est.) </text:p>
          </table:table-cell>
          <table:table-cell table:formula="of:=MID([.B349]; 2; FIND(&quot; &quot;; [.B349])-2)" office:value-type="string" office:string-value="7,000" calcext:value-type="string">
            <text:p>7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2; FIND(&quot; &quot;; [.B35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$10,300 (2010 est.) </text:p>
            <text:p>$10,500 (2009 est.) </text:p>
            <text:p>$10,500 (2008 est.) </text:p>
            <text:p>note: data are in 2010 US dollars </text:p>
          </table:table-cell>
          <table:table-cell table:formula="of:=MID([.B351]; 2; FIND(&quot; &quot;; [.B351])-2)" office:value-type="string" office:string-value="10,300" calcext:value-type="string">
            <text:p>10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2; FIND(&quot; &quot;; [.B35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s.html" xlink:type="simple">Samoa</text:a> </text:p>
          </table:table-cell>
          <table:table-cell table:style-name="ce3" office:value-type="string" calcext:value-type="string">
            <text:p>$5,500 (2010 est.) </text:p>
            <text:p>$5,500 (2009 est.) </text:p>
            <text:p>$5,900 (2008 est.) </text:p>
            <text:p>note: data are in 2010 US dollars </text:p>
          </table:table-cell>
          <table:table-cell table:formula="of:=MID([.B353]; 2; FIND(&quot; &quot;; [.B353])-2)" office:value-type="string" office:string-value="5,500" calcext:value-type="string">
            <text:p>5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2; FIND(&quot; &quot;; [.B354])-2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sm.html" xlink:type="simple">San Marino</text:a> </text:p>
          </table:table-cell>
          <table:table-cell table:style-name="ce3" office:value-type="string" calcext:value-type="string">
            <text:p>$36,200 (2009) </text:p>
            <text:p>$41,900 (2007) </text:p>
          </table:table-cell>
          <table:table-cell table:formula="of:=MID([.B355]; 2; FIND(&quot; &quot;; [.B355])-2)" office:value-type="string" office:string-value="36,200" calcext:value-type="string">
            <text:p>36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2; FIND(&quot; &quot;; [.B3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$1,800 (2010 est.) </text:p>
            <text:p>$1,700 (2009 est.) </text:p>
            <text:p>$1,700 (2008 est.) </text:p>
            <text:p>note: data are in 2010 US dollars </text:p>
          </table:table-cell>
          <table:table-cell table:formula="of:=MID([.B357]; 2; FIND(&quot; &quot;; [.B357])-2)" office:value-type="string" office:string-value="1,800" calcext:value-type="string">
            <text:p>1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2; FIND(&quot; &quot;; [.B3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$24,200 (2010 est.) </text:p>
            <text:p>$23,700 (2009 est.) </text:p>
            <text:p>$23,900 (2008 est.) </text:p>
            <text:p>note: data are in 2010 US dollars </text:p>
          </table:table-cell>
          <table:table-cell table:formula="of:=MID([.B359]; 2; FIND(&quot; &quot;; [.B359])-2)" office:value-type="string" office:string-value="24,200" calcext:value-type="string">
            <text:p>24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2; FIND(&quot; &quot;; [.B3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$1,900 (2010 est.) </text:p>
            <text:p>$1,900 (2009 est.) </text:p>
            <text:p>$1,900 (2008 est.) </text:p>
            <text:p>note: data are in 2010 US dollars </text:p>
          </table:table-cell>
          <table:table-cell table:formula="of:=MID([.B361]; 2; FIND(&quot; &quot;; [.B361])-2)" office:value-type="string" office:string-value="1,900" calcext:value-type="string">
            <text:p>1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2; FIND(&quot; &quot;; [.B36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$10,900 (2010 est.) </text:p>
            <text:p>$10,700 (2009 est.) </text:p>
            <text:p>$11,000 (2008 est.) </text:p>
            <text:p>note: data are in 2010 US dollars </text:p>
          </table:table-cell>
          <table:table-cell table:formula="of:=MID([.B363]; 2; FIND(&quot; &quot;; [.B363])-2)" office:value-type="string" office:string-value="10,900" calcext:value-type="string">
            <text:p>10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2; FIND(&quot; &quot;; [.B36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$23,200 (2010 est.) </text:p>
            <text:p>$22,100 (2009 est.) </text:p>
            <text:p>$22,200 (2008 est.) </text:p>
            <text:p>note: data are in 2010 US dollars </text:p>
          </table:table-cell>
          <table:table-cell table:formula="of:=MID([.B365]; 2; FIND(&quot; &quot;; [.B365])-2)" office:value-type="string" office:string-value="23,200" calcext:value-type="string">
            <text:p>23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2; FIND(&quot; &quot;; [.B36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$900 (2010 est.) </text:p>
            <text:p>$900 (2009 est.) </text:p>
            <text:p>$900 (2008 est.) </text:p>
            <text:p>note: data are in 2010 US dollars </text:p>
          </table:table-cell>
          <table:table-cell table:formula="of:=MID([.B367]; 2; FIND(&quot; &quot;; [.B367])-2)" office:value-type="string" office:string-value="900" calcext:value-type="string">
            <text:p>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2; FIND(&quot; &quot;; [.B36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$62,100 (2010 est.) </text:p>
            <text:p>$54,800 (2009 est.) </text:p>
            <text:p>$55,800 (2008 est.) </text:p>
            <text:p>note: data are in 2010 US dollars </text:p>
          </table:table-cell>
          <table:table-cell table:formula="of:=MID([.B369]; 2; FIND(&quot; &quot;; [.B369])-2)" office:value-type="string" office:string-value="62,100" calcext:value-type="string">
            <text:p>62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2; FIND(&quot; &quot;; [.B37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k.html" xlink:type="simple">Sint Maarten</text:a> </text:p>
          </table:table-cell>
          <table:table-cell table:style-name="ce3" office:value-type="string" calcext:value-type="string">
            <text:p>$15,400 (2008 est.) </text:p>
          </table:table-cell>
          <table:table-cell table:formula="of:=MID([.B371]; 2; FIND(&quot; &quot;; [.B371])-2)" office:value-type="string" office:string-value="15,400" calcext:value-type="string">
            <text:p>15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2; FIND(&quot; &quot;; [.B37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$22,000 (2010 est.) </text:p>
            <text:p>$21,100 (2009 est.) </text:p>
            <text:p>$22,200 (2008 est.) </text:p>
            <text:p>note: data are in 2010 US dollars </text:p>
          </table:table-cell>
          <table:table-cell table:formula="of:=MID([.B373]; 2; FIND(&quot; &quot;; [.B373])-2)" office:value-type="string" office:string-value="22,000" calcext:value-type="string">
            <text:p>22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2; FIND(&quot; &quot;; [.B37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$28,200 (2010 est.) </text:p>
            <text:p>$27,900 (2009 est.) </text:p>
            <text:p>$30,300 (2008 est.) </text:p>
            <text:p>note: data are in 2010 US dollars </text:p>
          </table:table-cell>
          <table:table-cell table:formula="of:=MID([.B375]; 2; FIND(&quot; &quot;; [.B375])-2)" office:value-type="string" office:string-value="28,200" calcext:value-type="string">
            <text:p>28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2; FIND(&quot; &quot;; [.B37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p.html" xlink:type="simple">Solomon Islands</text:a> </text:p>
          </table:table-cell>
          <table:table-cell table:style-name="ce3" office:value-type="string" calcext:value-type="string">
            <text:p>$2,900 (2010 est.) </text:p>
            <text:p>$2,800 (2009 est.) </text:p>
            <text:p>$2,900 (2008 est.) </text:p>
            <text:p>note: data are in 2010 US dollars </text:p>
          </table:table-cell>
          <table:table-cell table:formula="of:=MID([.B377]; 2; FIND(&quot; &quot;; [.B377])-2)" office:value-type="string" office:string-value="2,900" calcext:value-type="string">
            <text:p>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2; FIND(&quot; &quot;; [.B37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o.html" xlink:type="simple">Somalia</text:a> </text:p>
          </table:table-cell>
          <table:table-cell table:style-name="ce3" office:value-type="string" calcext:value-type="string">
            <text:p>$600 (2010 est.) </text:p>
            <text:p>$600 (2009 est.) </text:p>
            <text:p>$600 (2008 est.) </text:p>
            <text:p>note: data are in 2010 US dollars </text:p>
          </table:table-cell>
          <table:table-cell table:formula="of:=MID([.B379]; 2; FIND(&quot; &quot;; [.B379])-2)" office:value-type="string" office:string-value="600" calcext:value-type="string">
            <text:p>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2; FIND(&quot; &quot;; [.B38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$10,700 (2010 est.) </text:p>
            <text:p>$10,400 (2009 est.) </text:p>
            <text:p>$10,600 (2008 est.) </text:p>
            <text:p>note: data are in 2010 US dollars </text:p>
          </table:table-cell>
          <table:table-cell table:formula="of:=MID([.B381]; 2; FIND(&quot; &quot;; [.B381])-2)" office:value-type="string" office:string-value="10,700" calcext:value-type="string">
            <text:p>10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2; FIND(&quot; &quot;; [.B38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$29,400 (2010 est.) </text:p>
            <text:p>$29,600 (2009 est.) </text:p>
            <text:p>$31,000 (2008 est.) </text:p>
            <text:p>note: data are in 2010 US dollars </text:p>
          </table:table-cell>
          <table:table-cell table:formula="of:=MID([.B383]; 2; FIND(&quot; &quot;; [.B383])-2)" office:value-type="string" office:string-value="29,400" calcext:value-type="string">
            <text:p>29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2; FIND(&quot; &quot;; [.B38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$5,000 (2010 est.) </text:p>
            <text:p>$4,600 (2009 est.) </text:p>
            <text:p>$4,400 (2008 est.) </text:p>
            <text:p>note: data are in 2010 US dollars </text:p>
          </table:table-cell>
          <table:table-cell table:formula="of:=MID([.B385]; 2; FIND(&quot; &quot;; [.B385])-2)" office:value-type="string" office:string-value="5,000" calcext:value-type="string">
            <text:p>5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2; FIND(&quot; &quot;; [.B38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$2,300 (2010 est.) </text:p>
            <text:p>$2,200 (2009 est.) </text:p>
            <text:p>$2,200 (2008 est.) </text:p>
            <text:p>note: data are in 2010 US dollars </text:p>
          </table:table-cell>
          <table:table-cell table:formula="of:=MID([.B387]; 2; FIND(&quot; &quot;; [.B387])-2)" office:value-type="string" office:string-value="2,300" calcext:value-type="string">
            <text:p>2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2; FIND(&quot; &quot;; [.B38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s.html" xlink:type="simple">Suriname</text:a> </text:p>
          </table:table-cell>
          <table:table-cell table:style-name="ce3" office:value-type="string" calcext:value-type="string">
            <text:p>$9,700 (2010 est.) </text:p>
            <text:p>$9,400 (2009 est.) </text:p>
            <text:p>$9,200 (2008 est.) </text:p>
            <text:p>note: data are in 2010 US dollars </text:p>
          </table:table-cell>
          <table:table-cell table:formula="of:=MID([.B389]; 2; FIND(&quot; &quot;; [.B389])-2)" office:value-type="string" office:string-value="9,700" calcext:value-type="string">
            <text:p>9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2; FIND(&quot; &quot;; [.B39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$4,500 (2010 est.) </text:p>
            <text:p>$4,400 (2009 est.) </text:p>
            <text:p>$4,500 (2008 est.) </text:p>
            <text:p>note: data are in 2010 US dollars </text:p>
          </table:table-cell>
          <table:table-cell table:formula="of:=MID([.B391]; 2; FIND(&quot; &quot;; [.B391])-2)" office:value-type="string" office:string-value="4,500" calcext:value-type="string">
            <text:p>4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2; FIND(&quot; &quot;; [.B39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$39,100 (2010 est.) </text:p>
            <text:p>$37,100 (2009 est.) </text:p>
            <text:p>$39,300 (2008 est.) </text:p>
            <text:p>note: data are in 2010 US dollars </text:p>
          </table:table-cell>
          <table:table-cell table:formula="of:=MID([.B393]; 2; FIND(&quot; &quot;; [.B393])-2)" office:value-type="string" office:string-value="39,100" calcext:value-type="string">
            <text:p>39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2; FIND(&quot; &quot;; [.B39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$42,600 (2010 est.) </text:p>
            <text:p>$41,600 (2009 est.) </text:p>
            <text:p>$42,600 (2008 est.) </text:p>
            <text:p>note: data are in 2010 US dollars </text:p>
          </table:table-cell>
          <table:table-cell table:formula="of:=MID([.B395]; 2; FIND(&quot; &quot;; [.B395])-2)" office:value-type="string" office:string-value="42,600" calcext:value-type="string">
            <text:p>42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2; FIND(&quot; &quot;; [.B39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$4,800 (2010 est.) </text:p>
            <text:p>$4,800 (2009 est.) </text:p>
            <text:p>$4,600 (2008 est.) </text:p>
            <text:p>note: data are in 2010 US dollars </text:p>
          </table:table-cell>
          <table:table-cell table:formula="of:=MID([.B397]; 2; FIND(&quot; &quot;; [.B397])-2)" office:value-type="string" office:string-value="4,800" calcext:value-type="string">
            <text:p>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2; FIND(&quot; &quot;; [.B39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$35,700 (2010 est.) </text:p>
            <text:p>$32,300 (2009 est.) </text:p>
            <text:p>$33,000 (2008 est.) </text:p>
            <text:p>note: data are in 2010 US dollars </text:p>
          </table:table-cell>
          <table:table-cell table:formula="of:=MID([.B399]; 2; FIND(&quot; &quot;; [.B399])-2)" office:value-type="string" office:string-value="35,700" calcext:value-type="string">
            <text:p>35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2; FIND(&quot; &quot;; [.B40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$2,000 (2010 est.) </text:p>
            <text:p>$1,900 (2009 est.) </text:p>
            <text:p>$1,800 (2008 est.) </text:p>
            <text:p>note: data are in 2010 US dollars </text:p>
          </table:table-cell>
          <table:table-cell table:formula="of:=MID([.B401]; 2; FIND(&quot; &quot;; [.B401])-2)" office:value-type="string" office:string-value="2,000" calcext:value-type="string">
            <text:p>2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2; FIND(&quot; &quot;; [.B40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$1,400 (2010 est.) </text:p>
            <text:p>$1,300 (2009 est.) </text:p>
            <text:p>$1,300 (2008 est.) </text:p>
            <text:p>note: data are in 2010 US dollars </text:p>
          </table:table-cell>
          <table:table-cell table:formula="of:=MID([.B403]; 2; FIND(&quot; &quot;; [.B403])-2)" office:value-type="string" office:string-value="1,400" calcext:value-type="string">
            <text:p>1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2; FIND(&quot; &quot;; [.B40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$8,700 (2010 est.) </text:p>
            <text:p>$8,200 (2009 est.) </text:p>
            <text:p>$8,400 (2008 est.) </text:p>
            <text:p>note: data are in 2010 US dollars </text:p>
          </table:table-cell>
          <table:table-cell table:formula="of:=MID([.B405]; 2; FIND(&quot; &quot;; [.B405])-2)" office:value-type="string" office:string-value="8,700" calcext:value-type="string">
            <text:p>8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2; FIND(&quot; &quot;; [.B40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t.html" xlink:type="simple">Timor-Leste</text:a> </text:p>
          </table:table-cell>
          <table:table-cell table:style-name="ce3" office:value-type="string" calcext:value-type="string">
            <text:p>$2,600 (2010 est.) </text:p>
            <text:p>$2,500 (2009 est.) </text:p>
            <text:p>$2,300 (2008 est.) </text:p>
            <text:p>note: data are in 2010 US dollars </text:p>
          </table:table-cell>
          <table:table-cell table:formula="of:=MID([.B407]; 2; FIND(&quot; &quot;; [.B407])-2)" office:value-type="string" office:string-value="2,600" calcext:value-type="string">
            <text:p>2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2; FIND(&quot; &quot;; [.B40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$900 (2010 est.) </text:p>
            <text:p>$900 (2009 est.) </text:p>
            <text:p>$900 (2008 est.) </text:p>
            <text:p>note: data are in 2010 US dollars </text:p>
          </table:table-cell>
          <table:table-cell table:formula="of:=MID([.B409]; 2; FIND(&quot; &quot;; [.B409])-2)" office:value-type="string" office:string-value="900" calcext:value-type="string">
            <text:p>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2; FIND(&quot; &quot;; [.B410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l.html" xlink:type="simple">Tokelau</text:a> </text:p>
          </table:table-cell>
          <table:table-cell table:style-name="ce3" office:value-type="string" calcext:value-type="string">
            <text:p>$1,000 (1993 est.) </text:p>
          </table:table-cell>
          <table:table-cell table:formula="of:=MID([.B411]; 2; FIND(&quot; &quot;; [.B411])-2)" office:value-type="string" office:string-value="1,000" calcext:value-type="string">
            <text:p>1,0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2; FIND(&quot; &quot;; [.B41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$6,100 (2010 est.) </text:p>
            <text:p>$6,200 (2009 est.) </text:p>
            <text:p>$6,300 (2008 est.) </text:p>
            <text:p>note: data are in 2010 US dollars </text:p>
          </table:table-cell>
          <table:table-cell table:formula="of:=MID([.B413]; 2; FIND(&quot; &quot;; [.B413])-2)" office:value-type="string" office:string-value="6,100" calcext:value-type="string">
            <text:p>6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2; FIND(&quot; &quot;; [.B41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$21,200 (2010 est.) </text:p>
            <text:p>$21,200 (2009 est.) </text:p>
            <text:p>$22,000 (2008 est.) </text:p>
            <text:p>note: data are in 2010 US dollars </text:p>
          </table:table-cell>
          <table:table-cell table:formula="of:=MID([.B415]; 2; FIND(&quot; &quot;; [.B415])-2)" office:value-type="string" office:string-value="21,200" calcext:value-type="string">
            <text:p>2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2; FIND(&quot; &quot;; [.B41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$9,400 (2010 est.) </text:p>
            <text:p>$9,200 (2009 est.) </text:p>
            <text:p>$9,000 (2008 est.) </text:p>
            <text:p>note: data are in 2010 US dollars </text:p>
          </table:table-cell>
          <table:table-cell table:formula="of:=MID([.B417]; 2; FIND(&quot; &quot;; [.B417])-2)" office:value-type="string" office:string-value="9,400" calcext:value-type="string">
            <text:p>9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2; FIND(&quot; &quot;; [.B41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$12,300 (2010 est.) </text:p>
            <text:p>$11,600 (2009 est.) </text:p>
            <text:p>$12,300 (2008 est.) </text:p>
            <text:p>note: data are in 2010 US dollars </text:p>
          </table:table-cell>
          <table:table-cell table:formula="of:=MID([.B419]; 2; FIND(&quot; &quot;; [.B419])-2)" office:value-type="string" office:string-value="12,300" calcext:value-type="string">
            <text:p>12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2; FIND(&quot; &quot;; [.B42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$7,500 (2010 est.) </text:p>
            <text:p>$6,900 (2009 est.) </text:p>
            <text:p>$6,600 (2008 est.) </text:p>
            <text:p>note: data are in 2010 US dollars </text:p>
          </table:table-cell>
          <table:table-cell table:formula="of:=MID([.B421]; 2; FIND(&quot; &quot;; [.B421])-2)" office:value-type="string" office:string-value="7,500" calcext:value-type="string">
            <text:p>7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2; FIND(&quot; &quot;; [.B42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k.html" xlink:type="simple">Turks and Caicos Islands</text:a> </text:p>
          </table:table-cell>
          <table:table-cell table:style-name="ce3" office:value-type="string" calcext:value-type="string">
            <text:p>$11,500 (2002 est.) </text:p>
          </table:table-cell>
          <table:table-cell table:formula="of:=MID([.B423]; 2; FIND(&quot; &quot;; [.B423])-2)" office:value-type="string" office:string-value="11,500" calcext:value-type="string">
            <text:p>1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2; FIND(&quot; &quot;; [.B424])-2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tv.html" xlink:type="simple">Tuvalu</text:a> </text:p>
          </table:table-cell>
          <table:table-cell table:style-name="ce3" office:value-type="string" calcext:value-type="string">
            <text:p>$3,400 (2010 est.) </text:p>
            <text:p>$2,900 (2009 est.) </text:p>
            <text:p>$3,000 (2008 est.) </text:p>
          </table:table-cell>
          <table:table-cell table:formula="of:=MID([.B425]; 2; FIND(&quot; &quot;; [.B425])-2)" office:value-type="string" office:string-value="3,400" calcext:value-type="string">
            <text:p>3,4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2; FIND(&quot; &quot;; [.B42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$1,300 (2010 est.) </text:p>
            <text:p>$1,200 (2009 est.) </text:p>
            <text:p>$1,200 (2008 est.) </text:p>
            <text:p>note: data are in 2010 US dollars </text:p>
          </table:table-cell>
          <table:table-cell table:formula="of:=MID([.B427]; 2; FIND(&quot; &quot;; [.B427])-2)" office:value-type="string" office:string-value="1,300" calcext:value-type="string">
            <text:p>1,3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2; FIND(&quot; &quot;; [.B42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$6,700 (2010 est.) </text:p>
            <text:p>$6,400 (2009 est.) </text:p>
            <text:p>$7,500 (2008 est.) </text:p>
            <text:p>note: data are in 2010 US dollars </text:p>
          </table:table-cell>
          <table:table-cell table:formula="of:=MID([.B429]; 2; FIND(&quot; &quot;; [.B429])-2)" office:value-type="string" office:string-value="6,700" calcext:value-type="string">
            <text:p>6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2; FIND(&quot; &quot;; [.B43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$49,600 (2010 est.) </text:p>
            <text:p>$49,800 (2009 est.) </text:p>
            <text:p>$53,400 (2008 est.) </text:p>
            <text:p>note: data are in 2010 US dollars </text:p>
          </table:table-cell>
          <table:table-cell table:formula="of:=MID([.B431]; 2; FIND(&quot; &quot;; [.B431])-2)" office:value-type="string" office:string-value="49,600" calcext:value-type="string">
            <text:p>49,6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2; FIND(&quot; &quot;; [.B43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$34,800 (2010 est.) </text:p>
            <text:p>$34,600 (2009 est.) </text:p>
            <text:p>$36,600 (2008 est.) </text:p>
            <text:p>note: data are in 2010 US dollars </text:p>
          </table:table-cell>
          <table:table-cell table:formula="of:=MID([.B433]; 2; FIND(&quot; &quot;; [.B433])-2)" office:value-type="string" office:string-value="34,800" calcext:value-type="string">
            <text:p>34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2; FIND(&quot; &quot;; [.B43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$47,200 (2010 est.) </text:p>
            <text:p>$46,400 (2009 est.) </text:p>
            <text:p>$48,100 (2008 est.) </text:p>
            <text:p>note: data are in 2010 US dollars </text:p>
          </table:table-cell>
          <table:table-cell table:formula="of:=MID([.B435]; 2; FIND(&quot; &quot;; [.B435])-2)" office:value-type="string" office:string-value="47,200" calcext:value-type="string">
            <text:p>47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2; FIND(&quot; &quot;; [.B43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$13,700 (2010 est.) </text:p>
            <text:p>$12,700 (2009 est.) </text:p>
            <text:p>$12,400 (2008 est.) </text:p>
            <text:p>note: data are in 2010 US dollars </text:p>
          </table:table-cell>
          <table:table-cell table:formula="of:=MID([.B437]; 2; FIND(&quot; &quot;; [.B437])-2)" office:value-type="string" office:string-value="13,700" calcext:value-type="string">
            <text:p>13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8]; 2; FIND(&quot; &quot;; [.B43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uz.html" xlink:type="simple">Uzbekistan</text:a> </text:p>
          </table:table-cell>
          <table:table-cell table:style-name="ce3" office:value-type="string" calcext:value-type="string">
            <text:p>$3,100 (2010 est.) </text:p>
            <text:p>$2,900 (2009 est.) </text:p>
            <text:p>$2,700 (2008 est.) </text:p>
            <text:p>note: data are in 2010 US dollars </text:p>
          </table:table-cell>
          <table:table-cell table:formula="of:=MID([.B439]; 2; FIND(&quot; &quot;; [.B439])-2)" office:value-type="string" office:string-value="3,100" calcext:value-type="string">
            <text:p>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0]; 2; FIND(&quot; &quot;; [.B44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$5,100 (2010 est.) </text:p>
            <text:p>$5,100 (2009 est.) </text:p>
            <text:p>$5,000 (2008 est.) </text:p>
            <text:p>note: data are in 2010 US dollars </text:p>
          </table:table-cell>
          <table:table-cell table:formula="of:=MID([.B441]; 2; FIND(&quot; &quot;; [.B441])-2)" office:value-type="string" office:string-value="5,100" calcext:value-type="string">
            <text:p>5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2]; 2; FIND(&quot; &quot;; [.B442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$12,700 (2010 est.) </text:p>
            <text:p>$13,100 (2009 est.) </text:p>
            <text:p>$13,800 (2008 est.) </text:p>
            <text:p>note: data are in 2010 US dollars </text:p>
          </table:table-cell>
          <table:table-cell table:formula="of:=MID([.B443]; 2; FIND(&quot; &quot;; [.B443])-2)" office:value-type="string" office:string-value="12,700" calcext:value-type="string">
            <text:p>12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4]; 2; FIND(&quot; &quot;; [.B44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$3,100 (2010 est.) </text:p>
            <text:p>$2,900 (2009 est.) </text:p>
            <text:p>$2,800 (2008 est.) </text:p>
            <text:p>note: data are in 2010 US dollars </text:p>
          </table:table-cell>
          <table:table-cell table:formula="of:=MID([.B445]; 2; FIND(&quot; &quot;; [.B445])-2)" office:value-type="string" office:string-value="3,100" calcext:value-type="string">
            <text:p>3,1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6]; 2; FIND(&quot; &quot;; [.B446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vq.html" xlink:type="simple">Virgin Islands</text:a> </text:p>
          </table:table-cell>
          <table:table-cell table:style-name="ce3" office:value-type="string" calcext:value-type="string">
            <text:p>$14,500 (2004 est.) </text:p>
          </table:table-cell>
          <table:table-cell table:formula="of:=MID([.B447]; 2; FIND(&quot; &quot;; [.B447])-2)" office:value-type="string" office:string-value="14,500" calcext:value-type="string">
            <text:p>14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8]; 2; FIND(&quot; &quot;; [.B448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wf.html" xlink:type="simple">Wallis and Futuna</text:a> </text:p>
          </table:table-cell>
          <table:table-cell table:style-name="ce3" office:value-type="string" calcext:value-type="string">
            <text:p>$3,800 (2004 est.) </text:p>
          </table:table-cell>
          <table:table-cell table:formula="of:=MID([.B449]; 2; FIND(&quot; &quot;; [.B449])-2)" office:value-type="string" office:string-value="3,800" calcext:value-type="string">
            <text:p>3,8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0]; 2; FIND(&quot; &quot;; [.B450])-2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1/geos/we.html" xlink:type="simple">West Bank</text:a> </text:p>
          </table:table-cell>
          <table:table-cell table:style-name="ce3" office:value-type="string" calcext:value-type="string">
            <text:p>$2,900 (2008 est.) </text:p>
            <text:p>note: data are in 2008 US dollars </text:p>
          </table:table-cell>
          <table:table-cell table:formula="of:=MID([.B451]; 2; FIND(&quot; &quot;; [.B451])-2)" office:value-type="string" office:string-value="2,900" calcext:value-type="string">
            <text:p>2,9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2]; 2; FIND(&quot; &quot;; [.B452])-2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wi.html" xlink:type="simple">Western Sahara</text:a> </text:p>
          </table:table-cell>
          <table:table-cell table:style-name="ce3" office:value-type="string" calcext:value-type="string">
            <text:p>$2,500 (2007 est.) </text:p>
          </table:table-cell>
          <table:table-cell table:formula="of:=MID([.B453]; 2; FIND(&quot; &quot;; [.B453])-2)" office:value-type="string" office:string-value="2,500" calcext:value-type="string">
            <text:p>2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4]; 2; FIND(&quot; &quot;; [.B454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xx.html" xlink:type="simple">World</text:a> </text:p>
          </table:table-cell>
          <table:table-cell table:style-name="ce3" office:value-type="string" calcext:value-type="string">
            <text:p>$11,200 (2010) </text:p>
            <text:p>$10,800 (2009) </text:p>
            <text:p>$11,000 (2008) </text:p>
            <text:p>note: data are in 2010 US dollars </text:p>
          </table:table-cell>
          <table:table-cell table:formula="of:=MID([.B455]; 2; FIND(&quot; &quot;; [.B455])-2)" office:value-type="string" office:string-value="11,200" calcext:value-type="string">
            <text:p>11,2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6]; 2; FIND(&quot; &quot;; [.B456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$2,700 (2010 est.) </text:p>
            <text:p>$2,600 (2009 est.) </text:p>
            <text:p>$2,500 (2008 est.) </text:p>
            <text:p>note: data are in 2010 US dollars </text:p>
          </table:table-cell>
          <table:table-cell table:formula="of:=MID([.B457]; 2; FIND(&quot; &quot;; [.B457])-2)" office:value-type="string" office:string-value="2,700" calcext:value-type="string">
            <text:p>2,7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8]; 2; FIND(&quot; &quot;; [.B458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$1,500 (2010 est.) </text:p>
            <text:p>$1,400 (2009 est.) </text:p>
            <text:p>$1,400 (2008 est.) </text:p>
            <text:p>note: data are in 2010 US dollars </text:p>
          </table:table-cell>
          <table:table-cell table:formula="of:=MID([.B459]; 2; FIND(&quot; &quot;; [.B459])-2)" office:value-type="string" office:string-value="1,500" calcext:value-type="string">
            <text:p>1,50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0]; 2; FIND(&quot; &quot;; [.B460])-2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$500 (2010 est.) </text:p>
            <text:p>$400 (2009 est.) </text:p>
            <text:p>$400 (2008 est.) </text:p>
            <text:p>note: data are in 2010 US dollars </text:p>
          </table:table-cell>
          <table:table-cell table:formula="of:=MID([.B461]; 2; FIND(&quot; &quot;; [.B461])-2)" office:value-type="string" office:string-value="500" calcext:value-type="string">
            <text:p>500</text:p>
          </table:table-cell>
        </table:table-row>
      </table:table>
      <table:named-expressions>
        <table:named-range table:name="AA" table:base-cell-address="$Feuille1.$A$22" table:cell-range-address="$Feuille1.$A$22"/>
        <table:named-range table:name="AC" table:base-cell-address="$Feuille1.$A$16" table:cell-range-address="$Feuille1.$A$16"/>
        <table:named-range table:name="AE" table:base-cell-address="$Feuille1.$A$430" table:cell-range-address="$Feuille1.$A$430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8" table:cell-range-address="$Feuille1.$A$28"/>
        <table:named-range table:name="AL" table:base-cell-address="$Feuille1.$A$4" table:cell-range-address="$Feuille1.$A$4"/>
        <table:named-range table:name="AM" table:base-cell-address="$Feuille1.$A$20" table:cell-range-address="$Feuille1.$A$20"/>
        <table:named-range table:name="AN" table:base-cell-address="$Feuille1.$A$10" table:cell-range-address="$Feuille1.$A$10"/>
        <table:named-range table:name="AO" table:base-cell-address="$Feuille1.$A$12" table:cell-range-address="$Feuille1.$A$12"/>
        <table:named-range table:name="AQ" table:base-cell-address="$Feuille1.$A$8" table:cell-range-address="$Feuille1.$A$8"/>
        <table:named-range table:name="AR" table:base-cell-address="$Feuille1.$A$18" table:cell-range-address="$Feuille1.$A$18"/>
        <table:named-range table:name="AS" table:base-cell-address="$Feuille1.$A$24" table:cell-range-address="$Feuille1.$A$24"/>
        <table:named-range table:name="AU" table:base-cell-address="$Feuille1.$A$26" table:cell-range-address="$Feuille1.$A$26"/>
        <table:named-range table:name="AV" table:base-cell-address="$Feuille1.$A$14" table:cell-range-address="$Feuille1.$A$14"/>
        <table:named-range table:name="BA" table:base-cell-address="$Feuille1.$A$32" table:cell-range-address="$Feuille1.$A$32"/>
        <table:named-range table:name="BB" table:base-cell-address="$Feuille1.$A$36" table:cell-range-address="$Feuille1.$A$36"/>
        <table:named-range table:name="BC" table:base-cell-address="$Feuille1.$A$54" table:cell-range-address="$Feuille1.$A$54"/>
        <table:named-range table:name="BD" table:base-cell-address="$Feuille1.$A$46" table:cell-range-address="$Feuille1.$A$46"/>
        <table:named-range table:name="BE" table:base-cell-address="$Feuille1.$A$40" table:cell-range-address="$Feuille1.$A$40"/>
        <table:named-range table:name="BF" table:base-cell-address="$Feuille1.$A$30" table:cell-range-address="$Feuille1.$A$30"/>
        <table:named-range table:name="BG" table:base-cell-address="$Feuille1.$A$34" table:cell-range-address="$Feuille1.$A$34"/>
        <table:named-range table:name="BH" table:base-cell-address="$Feuille1.$A$42" table:cell-range-address="$Feuille1.$A$42"/>
        <table:named-range table:name="BK" table:base-cell-address="$Feuille1.$A$52" table:cell-range-address="$Feuille1.$A$52"/>
        <table:named-range table:name="BL" table:base-cell-address="$Feuille1.$A$50" table:cell-range-address="$Feuille1.$A$50"/>
        <table:named-range table:name="BM" table:base-cell-address="$Feuille1.$A$66" table:cell-range-address="$Feuille1.$A$66"/>
        <table:named-range table:name="BN" table:base-cell-address="$Feuille1.$A$44" table:cell-range-address="$Feuille1.$A$44"/>
        <table:named-range table:name="BO" table:base-cell-address="$Feuille1.$A$38" table:cell-range-address="$Feuille1.$A$38"/>
        <table:named-range table:name="BP" table:base-cell-address="$Feuille1.$A$376" table:cell-range-address="$Feuille1.$A$376"/>
        <table:named-range table:name="BR" table:base-cell-address="$Feuille1.$A$56" table:cell-range-address="$Feuille1.$A$56"/>
        <table:named-range table:name="BT" table:base-cell-address="$Feuille1.$A$48" table:cell-range-address="$Feuille1.$A$48"/>
        <table:named-range table:name="BU" table:base-cell-address="$Feuille1.$A$62" table:cell-range-address="$Feuille1.$A$62"/>
        <table:named-range table:name="BX" table:base-cell-address="$Feuille1.$A$60" table:cell-range-address="$Feuille1.$A$60"/>
        <table:named-range table:name="BY" table:base-cell-address="$Feuille1.$A$68" table:cell-range-address="$Feuille1.$A$68"/>
        <table:named-range table:name="CA" table:base-cell-address="$Feuille1.$A$74" table:cell-range-address="$Feuille1.$A$74"/>
        <table:named-range table:name="CB" table:base-cell-address="$Feuille1.$A$70" table:cell-range-address="$Feuille1.$A$70"/>
        <table:named-range table:name="CC" table:base-cell-address="$Feuille1.$A$106" table:cell-range-address="$Feuille1.$A$106"/>
        <table:named-range table:name="CD" table:base-cell-address="$Feuille1.$A$82" table:cell-range-address="$Feuille1.$A$82"/>
        <table:named-range table:name="CE" table:base-cell-address="$Feuille1.$A$384" table:cell-range-address="$Feuille1.$A$384"/>
        <table:named-range table:name="CF" table:base-cell-address="$Feuille1.$A$94" table:cell-range-address="$Feuille1.$A$94"/>
        <table:named-range table:name="CG" table:base-cell-address="$Feuille1.$A$92" table:cell-range-address="$Feuille1.$A$92"/>
        <table:named-range table:name="CH" table:base-cell-address="$Feuille1.$A$86" table:cell-range-address="$Feuille1.$A$86"/>
        <table:named-range table:name="CI" table:base-cell-address="$Feuille1.$A$84" table:cell-range-address="$Feuille1.$A$84"/>
        <table:named-range table:name="CJ" table:base-cell-address="$Feuille1.$A$78" table:cell-range-address="$Feuille1.$A$78"/>
        <table:named-range table:name="CM" table:base-cell-address="$Feuille1.$A$72" table:cell-range-address="$Feuille1.$A$72"/>
        <table:named-range table:name="CN" table:base-cell-address="$Feuille1.$A$90" table:cell-range-address="$Feuille1.$A$90"/>
        <table:named-range table:name="CO" table:base-cell-address="$Feuille1.$A$88" table:cell-range-address="$Feuille1.$A$88"/>
        <table:named-range table:name="CQ" table:base-cell-address="$Feuille1.$A$308" table:cell-range-address="$Feuille1.$A$308"/>
        <table:named-range table:name="CS" table:base-cell-address="$Feuille1.$A$98" table:cell-range-address="$Feuille1.$A$98"/>
        <table:named-range table:name="CT" table:base-cell-address="$Feuille1.$A$80" table:cell-range-address="$Feuille1.$A$80"/>
        <table:named-range table:name="CU" table:base-cell-address="$Feuille1.$A$104" table:cell-range-address="$Feuille1.$A$104"/>
        <table:named-range table:name="CV" table:base-cell-address="$Feuille1.$A$76" table:cell-range-address="$Feuille1.$A$76"/>
        <table:named-range table:name="CW" table:base-cell-address="$Feuille1.$A$96" table:cell-range-address="$Feuille1.$A$96"/>
        <table:named-range table:name="CY" table:base-cell-address="$Feuille1.$A$108" table:cell-range-address="$Feuille1.$A$108"/>
        <table:named-range table:name="DA" table:base-cell-address="$Feuille1.$A$112" table:cell-range-address="$Feuille1.$A$112"/>
        <table:named-range table:name="DJ" table:base-cell-address="$Feuille1.$A$114" table:cell-range-address="$Feuille1.$A$114"/>
        <table:named-range table:name="DO" table:base-cell-address="$Feuille1.$A$116" table:cell-range-address="$Feuille1.$A$116"/>
        <table:named-range table:name="DR" table:base-cell-address="$Feuille1.$A$118" table:cell-range-address="$Feuille1.$A$118"/>
        <table:named-range table:name="EC" table:base-cell-address="$Feuille1.$A$120" table:cell-range-address="$Feuille1.$A$120"/>
        <table:named-range table:name="EE" table:base-cell-address="$Feuille1.$A$134" table:cell-range-address="$Feuille1.$A$134"/>
        <table:named-range table:name="EG" table:base-cell-address="$Feuille1.$A$122" table:cell-range-address="$Feuille1.$A$122"/>
        <table:named-range table:name="EI" table:base-cell-address="$Feuille1.$A$198" table:cell-range-address="$Feuille1.$A$198"/>
        <table:named-range table:name="EK" table:base-cell-address="$Feuille1.$A$126" table:cell-range-address="$Feuille1.$A$126"/>
        <table:named-range table:name="EN" table:base-cell-address="$Feuille1.$A$130" table:cell-range-address="$Feuille1.$A$130"/>
        <table:named-range table:name="ER" table:base-cell-address="$Feuille1.$A$128" table:cell-range-address="$Feuille1.$A$128"/>
        <table:named-range table:name="ES" table:base-cell-address="$Feuille1.$A$124" table:cell-range-address="$Feuille1.$A$124"/>
        <table:named-range table:name="ET" table:base-cell-address="$Feuille1.$A$132" table:cell-range-address="$Feuille1.$A$132"/>
        <table:named-range table:name="EZ" table:base-cell-address="$Feuille1.$A$110" table:cell-range-address="$Feuille1.$A$110"/>
        <table:named-range table:name="FI" table:base-cell-address="$Feuille1.$A$142" table:cell-range-address="$Feuille1.$A$142"/>
        <table:named-range table:name="FJ" table:base-cell-address="$Feuille1.$A$140" table:cell-range-address="$Feuille1.$A$140"/>
        <table:named-range table:name="FK" table:base-cell-address="$Feuille1.$A$136" table:cell-range-address="$Feuille1.$A$136"/>
        <table:named-range table:name="FM" table:base-cell-address="$Feuille1.$A$272" table:cell-range-address="$Feuille1.$A$272"/>
        <table:named-range table:name="FO" table:base-cell-address="$Feuille1.$A$138" table:cell-range-address="$Feuille1.$A$138"/>
        <table:named-range table:name="FP" table:base-cell-address="$Feuille1.$A$146" table:cell-range-address="$Feuille1.$A$146"/>
        <table:named-range table:name="FR" table:base-cell-address="$Feuille1.$A$144" table:cell-range-address="$Feuille1.$A$144"/>
        <table:named-range table:name="GA" table:base-cell-address="$Feuille1.$A$150" table:cell-range-address="$Feuille1.$A$150"/>
        <table:named-range table:name="GB" table:base-cell-address="$Feuille1.$A$148" table:cell-range-address="$Feuille1.$A$148"/>
        <table:named-range table:name="GG" table:base-cell-address="$Feuille1.$A$154" table:cell-range-address="$Feuille1.$A$154"/>
        <table:named-range table:name="GH" table:base-cell-address="$Feuille1.$A$158" table:cell-range-address="$Feuille1.$A$158"/>
        <table:named-range table:name="GI" table:base-cell-address="$Feuille1.$A$160" table:cell-range-address="$Feuille1.$A$160"/>
        <table:named-range table:name="GJ" table:base-cell-address="$Feuille1.$A$166" table:cell-range-address="$Feuille1.$A$166"/>
        <table:named-range table:name="GK" table:base-cell-address="$Feuille1.$A$172" table:cell-range-address="$Feuille1.$A$172"/>
        <table:named-range table:name="GL" table:base-cell-address="$Feuille1.$A$164" table:cell-range-address="$Feuille1.$A$164"/>
        <table:named-range table:name="GM" table:base-cell-address="$Feuille1.$A$156" table:cell-range-address="$Feuille1.$A$156"/>
        <table:named-range table:name="GQ" table:base-cell-address="$Feuille1.$A$168" table:cell-range-address="$Feuille1.$A$168"/>
        <table:named-range table:name="GR" table:base-cell-address="$Feuille1.$A$162" table:cell-range-address="$Feuille1.$A$162"/>
        <table:named-range table:name="GT" table:base-cell-address="$Feuille1.$A$170" table:cell-range-address="$Feuille1.$A$170"/>
        <table:named-range table:name="GV" table:base-cell-address="$Feuille1.$A$174" table:cell-range-address="$Feuille1.$A$174"/>
        <table:named-range table:name="GY" table:base-cell-address="$Feuille1.$A$178" table:cell-range-address="$Feuille1.$A$178"/>
        <table:named-range table:name="GZ" table:base-cell-address="$Feuille1.$A$152" table:cell-range-address="$Feuille1.$A$152"/>
        <table:named-range table:name="HA" table:base-cell-address="$Feuille1.$A$180" table:cell-range-address="$Feuille1.$A$180"/>
        <table:named-range table:name="HK" table:base-cell-address="$Feuille1.$A$184" table:cell-range-address="$Feuille1.$A$184"/>
        <table:named-range table:name="HO" table:base-cell-address="$Feuille1.$A$182" table:cell-range-address="$Feuille1.$A$182"/>
        <table:named-range table:name="HR" table:base-cell-address="$Feuille1.$A$102" table:cell-range-address="$Feuille1.$A$102"/>
        <table:named-range table:name="HU" table:base-cell-address="$Feuille1.$A$186" table:cell-range-address="$Feuille1.$A$186"/>
        <table:named-range table:name="IC" table:base-cell-address="$Feuille1.$A$188" table:cell-range-address="$Feuille1.$A$188"/>
        <table:named-range table:name="ID" table:base-cell-address="$Feuille1.$A$192" table:cell-range-address="$Feuille1.$A$192"/>
        <table:named-range table:name="IM" table:base-cell-address="$Feuille1.$A$200" table:cell-range-address="$Feuille1.$A$200"/>
        <table:named-range table:name="IN" table:base-cell-address="$Feuille1.$A$190" table:cell-range-address="$Feuille1.$A$190"/>
        <table:named-range table:name="IR" table:base-cell-address="$Feuille1.$A$194" table:cell-range-address="$Feuille1.$A$194"/>
        <table:named-range table:name="IS" table:base-cell-address="$Feuille1.$A$202" table:cell-range-address="$Feuille1.$A$202"/>
        <table:named-range table:name="IT" table:base-cell-address="$Feuille1.$A$204" table:cell-range-address="$Feuille1.$A$204"/>
        <table:named-range table:name="IV" table:base-cell-address="$Feuille1.$A$100" table:cell-range-address="$Feuille1.$A$100"/>
        <table:named-range table:name="IZ" table:base-cell-address="$Feuille1.$A$196" table:cell-range-address="$Feuille1.$A$196"/>
        <table:named-range table:name="JA" table:base-cell-address="$Feuille1.$A$208" table:cell-range-address="$Feuille1.$A$208"/>
        <table:named-range table:name="JE" table:base-cell-address="$Feuille1.$A$210" table:cell-range-address="$Feuille1.$A$210"/>
        <table:named-range table:name="JM" table:base-cell-address="$Feuille1.$A$206" table:cell-range-address="$Feuille1.$A$206"/>
        <table:named-range table:name="JO" table:base-cell-address="$Feuille1.$A$212" table:cell-range-address="$Feuille1.$A$212"/>
        <table:named-range table:name="KE" table:base-cell-address="$Feuille1.$A$216" table:cell-range-address="$Feuille1.$A$216"/>
        <table:named-range table:name="KG" table:base-cell-address="$Feuille1.$A$228" table:cell-range-address="$Feuille1.$A$228"/>
        <table:named-range table:name="KN" table:base-cell-address="$Feuille1.$A$220" table:cell-range-address="$Feuille1.$A$220"/>
        <table:named-range table:name="KR" table:base-cell-address="$Feuille1.$A$218" table:cell-range-address="$Feuille1.$A$218"/>
        <table:named-range table:name="KS" table:base-cell-address="$Feuille1.$A$222" table:cell-range-address="$Feuille1.$A$222"/>
        <table:named-range table:name="KU" table:base-cell-address="$Feuille1.$A$226" table:cell-range-address="$Feuille1.$A$226"/>
        <table:named-range table:name="KV" table:base-cell-address="$Feuille1.$A$224" table:cell-range-address="$Feuille1.$A$224"/>
        <table:named-range table:name="KZ" table:base-cell-address="$Feuille1.$A$214" table:cell-range-address="$Feuille1.$A$214"/>
        <table:named-range table:name="LA" table:base-cell-address="$Feuille1.$A$230" table:cell-range-address="$Feuille1.$A$230"/>
        <table:named-range table:name="LE" table:base-cell-address="$Feuille1.$A$234" table:cell-range-address="$Feuille1.$A$234"/>
        <table:named-range table:name="LG" table:base-cell-address="$Feuille1.$A$232" table:cell-range-address="$Feuille1.$A$232"/>
        <table:named-range table:name="LH" table:base-cell-address="$Feuille1.$A$244" table:cell-range-address="$Feuille1.$A$244"/>
        <table:named-range table:name="LI" table:base-cell-address="$Feuille1.$A$238" table:cell-range-address="$Feuille1.$A$238"/>
        <table:named-range table:name="LO" table:base-cell-address="$Feuille1.$A$372" table:cell-range-address="$Feuille1.$A$372"/>
        <table:named-range table:name="LS" table:base-cell-address="$Feuille1.$A$242" table:cell-range-address="$Feuille1.$A$242"/>
        <table:named-range table:name="LT" table:base-cell-address="$Feuille1.$A$236" table:cell-range-address="$Feuille1.$A$236"/>
        <table:named-range table:name="LU" table:base-cell-address="$Feuille1.$A$246" table:cell-range-address="$Feuille1.$A$246"/>
        <table:named-range table:name="LY" table:base-cell-address="$Feuille1.$A$240" table:cell-range-address="$Feuille1.$A$240"/>
        <table:named-range table:name="MA" table:base-cell-address="$Feuille1.$A$252" table:cell-range-address="$Feuille1.$A$252"/>
        <table:named-range table:name="MC" table:base-cell-address="$Feuille1.$A$248" table:cell-range-address="$Feuille1.$A$248"/>
        <table:named-range table:name="MD" table:base-cell-address="$Feuille1.$A$274" table:cell-range-address="$Feuille1.$A$274"/>
        <table:named-range table:name="MG" table:base-cell-address="$Feuille1.$A$278" table:cell-range-address="$Feuille1.$A$278"/>
        <table:named-range table:name="MH" table:base-cell-address="$Feuille1.$A$282" table:cell-range-address="$Feuille1.$A$282"/>
        <table:named-range table:name="MI" table:base-cell-address="$Feuille1.$A$254" table:cell-range-address="$Feuille1.$A$254"/>
        <table:named-range table:name="MJ" table:base-cell-address="$Feuille1.$A$280" table:cell-range-address="$Feuille1.$A$280"/>
        <table:named-range table:name="MK" table:base-cell-address="$Feuille1.$A$250" table:cell-range-address="$Feuille1.$A$250"/>
        <table:named-range table:name="ML" table:base-cell-address="$Feuille1.$A$260" table:cell-range-address="$Feuille1.$A$260"/>
        <table:named-range table:name="MN" table:base-cell-address="$Feuille1.$A$276" table:cell-range-address="$Feuille1.$A$276"/>
        <table:named-range table:name="MO" table:base-cell-address="$Feuille1.$A$284" table:cell-range-address="$Feuille1.$A$284"/>
        <table:named-range table:name="MP" table:base-cell-address="$Feuille1.$A$268" table:cell-range-address="$Feuille1.$A$268"/>
        <table:named-range table:name="MR" table:base-cell-address="$Feuille1.$A$266" table:cell-range-address="$Feuille1.$A$266"/>
        <table:named-range table:name="MT" table:base-cell-address="$Feuille1.$A$262" table:cell-range-address="$Feuille1.$A$262"/>
        <table:named-range table:name="MU" table:base-cell-address="$Feuille1.$A$312" table:cell-range-address="$Feuille1.$A$312"/>
        <table:named-range table:name="MV" table:base-cell-address="$Feuille1.$A$258" table:cell-range-address="$Feuille1.$A$258"/>
        <table:named-range table:name="MX" table:base-cell-address="$Feuille1.$A$270" table:cell-range-address="$Feuille1.$A$270"/>
        <table:named-range table:name="MY" table:base-cell-address="$Feuille1.$A$256" table:cell-range-address="$Feuille1.$A$256"/>
        <table:named-range table:name="MZ" table:base-cell-address="$Feuille1.$A$286" table:cell-range-address="$Feuille1.$A$286"/>
        <table:named-range table:name="NC" table:base-cell-address="$Feuille1.$A$296" table:cell-range-address="$Feuille1.$A$296"/>
        <table:named-range table:name="NE" table:base-cell-address="$Feuille1.$A$306" table:cell-range-address="$Feuille1.$A$306"/>
        <table:named-range table:name="NG" table:base-cell-address="$Feuille1.$A$302" table:cell-range-address="$Feuille1.$A$302"/>
        <table:named-range table:name="NH" table:base-cell-address="$Feuille1.$A$440" table:cell-range-address="$Feuille1.$A$440"/>
        <table:named-range table:name="NI" table:base-cell-address="$Feuille1.$A$304" table:cell-range-address="$Feuille1.$A$304"/>
        <table:named-range table:name="NL" table:base-cell-address="$Feuille1.$A$294" table:cell-range-address="$Feuille1.$A$294"/>
        <table:named-range table:name="NO" table:base-cell-address="$Feuille1.$A$310" table:cell-range-address="$Feuille1.$A$310"/>
        <table:named-range table:name="NP" table:base-cell-address="$Feuille1.$A$292" table:cell-range-address="$Feuille1.$A$292"/>
        <table:named-range table:name="NR" table:base-cell-address="$Feuille1.$A$290" table:cell-range-address="$Feuille1.$A$290"/>
        <table:named-range table:name="NS" table:base-cell-address="$Feuille1.$A$388" table:cell-range-address="$Feuille1.$A$388"/>
        <table:named-range table:name="NU" table:base-cell-address="$Feuille1.$A$300" table:cell-range-address="$Feuille1.$A$300"/>
        <table:named-range table:name="NZ" table:base-cell-address="$Feuille1.$A$298" table:cell-range-address="$Feuille1.$A$298"/>
        <table:named-range table:name="PA" table:base-cell-address="$Feuille1.$A$322" table:cell-range-address="$Feuille1.$A$322"/>
        <table:named-range table:name="PE" table:base-cell-address="$Feuille1.$A$324" table:cell-range-address="$Feuille1.$A$324"/>
        <table:named-range table:name="PK" table:base-cell-address="$Feuille1.$A$314" table:cell-range-address="$Feuille1.$A$314"/>
        <table:named-range table:name="PL" table:base-cell-address="$Feuille1.$A$328" table:cell-range-address="$Feuille1.$A$328"/>
        <table:named-range table:name="PM" table:base-cell-address="$Feuille1.$A$318" table:cell-range-address="$Feuille1.$A$318"/>
        <table:named-range table:name="PO" table:base-cell-address="$Feuille1.$A$330" table:cell-range-address="$Feuille1.$A$330"/>
        <table:named-range table:name="PP" table:base-cell-address="$Feuille1.$A$320" table:cell-range-address="$Feuille1.$A$320"/>
        <table:named-range table:name="PS" table:base-cell-address="$Feuille1.$A$316" table:cell-range-address="$Feuille1.$A$316"/>
        <table:named-range table:name="PU" table:base-cell-address="$Feuille1.$A$176" table:cell-range-address="$Feuille1.$A$176"/>
        <table:named-range table:name="QA" table:base-cell-address="$Feuille1.$A$334" table:cell-range-address="$Feuille1.$A$334"/>
        <table:named-range table:name="RI" table:base-cell-address="$Feuille1.$A$362" table:cell-range-address="$Feuille1.$A$362"/>
        <table:named-range table:name="RM" table:base-cell-address="$Feuille1.$A$264" table:cell-range-address="$Feuille1.$A$264"/>
        <table:named-range table:name="RO" table:base-cell-address="$Feuille1.$A$336" table:cell-range-address="$Feuille1.$A$336"/>
        <table:named-range table:name="RP" table:base-cell-address="$Feuille1.$A$326" table:cell-range-address="$Feuille1.$A$326"/>
        <table:named-range table:name="RQ" table:base-cell-address="$Feuille1.$A$332" table:cell-range-address="$Feuille1.$A$332"/>
        <table:named-range table:name="RS" table:base-cell-address="$Feuille1.$A$338" table:cell-range-address="$Feuille1.$A$338"/>
        <table:named-range table:name="RW" table:base-cell-address="$Feuille1.$A$340" table:cell-range-address="$Feuille1.$A$340"/>
        <table:named-range table:name="SA" table:base-cell-address="$Feuille1.$A$358" table:cell-range-address="$Feuille1.$A$358"/>
        <table:named-range table:name="SB" table:base-cell-address="$Feuille1.$A$348" table:cell-range-address="$Feuille1.$A$348"/>
        <table:named-range table:name="SC" table:base-cell-address="$Feuille1.$A$344" table:cell-range-address="$Feuille1.$A$344"/>
        <table:named-range table:name="SE" table:base-cell-address="$Feuille1.$A$364" table:cell-range-address="$Feuille1.$A$364"/>
        <table:named-range table:name="SF" table:base-cell-address="$Feuille1.$A$380" table:cell-range-address="$Feuille1.$A$380"/>
        <table:named-range table:name="SG" table:base-cell-address="$Feuille1.$A$360" table:cell-range-address="$Feuille1.$A$360"/>
        <table:named-range table:name="SH" table:base-cell-address="$Feuille1.$A$342" table:cell-range-address="$Feuille1.$A$342"/>
        <table:named-range table:name="SI" table:base-cell-address="$Feuille1.$A$374" table:cell-range-address="$Feuille1.$A$374"/>
        <table:named-range table:name="SK" table:base-cell-address="$Feuille1.$A$370" table:cell-range-address="$Feuille1.$A$370"/>
        <table:named-range table:name="SL" table:base-cell-address="$Feuille1.$A$366" table:cell-range-address="$Feuille1.$A$366"/>
        <table:named-range table:name="SM" table:base-cell-address="$Feuille1.$A$354" table:cell-range-address="$Feuille1.$A$354"/>
        <table:named-range table:name="SN" table:base-cell-address="$Feuille1.$A$368" table:cell-range-address="$Feuille1.$A$368"/>
        <table:named-range table:name="SO" table:base-cell-address="$Feuille1.$A$378" table:cell-range-address="$Feuille1.$A$378"/>
        <table:named-range table:name="SP" table:base-cell-address="$Feuille1.$A$382" table:cell-range-address="$Feuille1.$A$382"/>
        <table:named-range table:name="ST" table:base-cell-address="$Feuille1.$A$346" table:cell-range-address="$Feuille1.$A$346"/>
        <table:named-range table:name="SU" table:base-cell-address="$Feuille1.$A$386" table:cell-range-address="$Feuille1.$A$386"/>
        <table:named-range table:name="SW" table:base-cell-address="$Feuille1.$A$392" table:cell-range-address="$Feuille1.$A$392"/>
        <table:named-range table:name="SY" table:base-cell-address="$Feuille1.$A$396" table:cell-range-address="$Feuille1.$A$396"/>
        <table:named-range table:name="SZ" table:base-cell-address="$Feuille1.$A$394" table:cell-range-address="$Feuille1.$A$394"/>
        <table:named-range table:name="TD" table:base-cell-address="$Feuille1.$A$414" table:cell-range-address="$Feuille1.$A$414"/>
        <table:named-range table:name="TH" table:base-cell-address="$Feuille1.$A$404" table:cell-range-address="$Feuille1.$A$404"/>
        <table:named-range table:name="TI" table:base-cell-address="$Feuille1.$A$400" table:cell-range-address="$Feuille1.$A$400"/>
        <table:named-range table:name="TK" table:base-cell-address="$Feuille1.$A$422" table:cell-range-address="$Feuille1.$A$422"/>
        <table:named-range table:name="TL" table:base-cell-address="$Feuille1.$A$410" table:cell-range-address="$Feuille1.$A$410"/>
        <table:named-range table:name="TN" table:base-cell-address="$Feuille1.$A$412" table:cell-range-address="$Feuille1.$A$412"/>
        <table:named-range table:name="TO" table:base-cell-address="$Feuille1.$A$408" table:cell-range-address="$Feuille1.$A$408"/>
        <table:named-range table:name="TP" table:base-cell-address="$Feuille1.$A$356" table:cell-range-address="$Feuille1.$A$356"/>
        <table:named-range table:name="TS" table:base-cell-address="$Feuille1.$A$416" table:cell-range-address="$Feuille1.$A$416"/>
        <table:named-range table:name="TT" table:base-cell-address="$Feuille1.$A$406" table:cell-range-address="$Feuille1.$A$406"/>
        <table:named-range table:name="TU" table:base-cell-address="$Feuille1.$A$418" table:cell-range-address="$Feuille1.$A$418"/>
        <table:named-range table:name="TV" table:base-cell-address="$Feuille1.$A$424" table:cell-range-address="$Feuille1.$A$424"/>
        <table:named-range table:name="TW" table:base-cell-address="$Feuille1.$A$398" table:cell-range-address="$Feuille1.$A$398"/>
        <table:named-range table:name="TX" table:base-cell-address="$Feuille1.$A$420" table:cell-range-address="$Feuille1.$A$420"/>
        <table:named-range table:name="TZ" table:base-cell-address="$Feuille1.$A$402" table:cell-range-address="$Feuille1.$A$402"/>
        <table:named-range table:name="UG" table:base-cell-address="$Feuille1.$A$426" table:cell-range-address="$Feuille1.$A$426"/>
        <table:named-range table:name="UK" table:base-cell-address="$Feuille1.$A$432" table:cell-range-address="$Feuille1.$A$432"/>
        <table:named-range table:name="UP" table:base-cell-address="$Feuille1.$A$428" table:cell-range-address="$Feuille1.$A$428"/>
        <table:named-range table:name="US" table:base-cell-address="$Feuille1.$A$434" table:cell-range-address="$Feuille1.$A$434"/>
        <table:named-range table:name="UV" table:base-cell-address="$Feuille1.$A$64" table:cell-range-address="$Feuille1.$A$64"/>
        <table:named-range table:name="UY" table:base-cell-address="$Feuille1.$A$436" table:cell-range-address="$Feuille1.$A$436"/>
        <table:named-range table:name="UZ" table:base-cell-address="$Feuille1.$A$438" table:cell-range-address="$Feuille1.$A$438"/>
        <table:named-range table:name="VC" table:base-cell-address="$Feuille1.$A$350" table:cell-range-address="$Feuille1.$A$350"/>
        <table:named-range table:name="VE" table:base-cell-address="$Feuille1.$A$442" table:cell-range-address="$Feuille1.$A$442"/>
        <table:named-range table:name="VI" table:base-cell-address="$Feuille1.$A$58" table:cell-range-address="$Feuille1.$A$58"/>
        <table:named-range table:name="VM" table:base-cell-address="$Feuille1.$A$444" table:cell-range-address="$Feuille1.$A$444"/>
        <table:named-range table:name="VQ" table:base-cell-address="$Feuille1.$A$446" table:cell-range-address="$Feuille1.$A$446"/>
        <table:named-range table:name="WA" table:base-cell-address="$Feuille1.$A$288" table:cell-range-address="$Feuille1.$A$288"/>
        <table:named-range table:name="WE" table:base-cell-address="$Feuille1.$A$450" table:cell-range-address="$Feuille1.$A$450"/>
        <table:named-range table:name="WF" table:base-cell-address="$Feuille1.$A$448" table:cell-range-address="$Feuille1.$A$448"/>
        <table:named-range table:name="WI" table:base-cell-address="$Feuille1.$A$452" table:cell-range-address="$Feuille1.$A$452"/>
        <table:named-range table:name="WS" table:base-cell-address="$Feuille1.$A$352" table:cell-range-address="$Feuille1.$A$352"/>
        <table:named-range table:name="WZ" table:base-cell-address="$Feuille1.$A$390" table:cell-range-address="$Feuille1.$A$390"/>
        <table:named-range table:name="XX" table:base-cell-address="$Feuille1.$A$454" table:cell-range-address="$Feuille1.$A$454"/>
        <table:named-range table:name="YM" table:base-cell-address="$Feuille1.$A$456" table:cell-range-address="$Feuille1.$A$456"/>
        <table:named-range table:name="ZA" table:base-cell-address="$Feuille1.$A$458" table:cell-range-address="$Feuille1.$A$458"/>
        <table:named-range table:name="ZI" table:base-cell-address="$Feuille1.$A$460" table:cell-range-address="$Feuille1.$A$46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3:17:44.872000000</meta:creation-date>
    <dc:date>2023-07-14T13:21:20.390000000</dc:date>
    <meta:editing-duration>PT3M35S</meta:editing-duration>
    <meta:editing-cycles>1</meta:editing-cycles>
    <meta:document-statistic meta:table-count="1" meta:cell-count="1151" meta:object-count="0"/>
    <meta:generator>LibreOffice/6.2.4.2$Windows_X86_64 LibreOffice_project/2412653d852ce75f65fbfa83fb7e7b669a126d64</meta:generator>
  </office:meta>
</office:document-meta>
</file>